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7.34mm"/>
    </style:style>
    <style:style style:name="co6" style:family="table-column">
      <style:table-column-properties fo:break-before="auto" style:column-width="15.1mm"/>
    </style:style>
    <style:style style:name="co7" style:family="table-column">
      <style:table-column-properties fo:break-before="auto" style:column-width="52.83mm"/>
    </style:style>
    <style:style style:name="co8" style:family="table-column">
      <style:table-column-properties fo:break-before="auto" style:column-width="69.6mm"/>
    </style:style>
    <style:style style:name="co9" style:family="table-column">
      <style:table-column-properties fo:break-before="auto" style:column-width="92.85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68.09mm"/>
    </style:style>
    <style:style style:name="co14" style:family="table-column">
      <style:table-column-properties fo:break-before="auto" style:column-width="56.48mm"/>
    </style:style>
    <style:style style:name="co15" style:family="table-column">
      <style:table-column-properties fo:break-before="auto" style:column-width="115.99mm"/>
    </style:style>
    <style:style style:name="co16" style:family="table-column">
      <style:table-column-properties fo:break-before="auto" style:column-width="40.3mm"/>
    </style:style>
    <style:style style:name="co17" style:family="table-column">
      <style:table-column-properties fo:break-before="auto" style:column-width="54.45mm"/>
    </style:style>
    <style:style style:name="co18" style:family="table-column">
      <style:table-column-properties fo:break-before="auto" style:column-width="18.24mm"/>
    </style:style>
    <style:style style:name="co19" style:family="table-column">
      <style:table-column-properties fo:break-before="auto" style:column-width="17.23mm"/>
    </style:style>
    <style:style style:name="co20" style:family="table-column">
      <style:table-column-properties fo:break-before="auto" style:column-width="39.56mm"/>
    </style:style>
    <style:style style:name="co21" style:family="table-column">
      <style:table-column-properties fo:break-before="auto" style:column-width="85.05mm"/>
    </style:style>
    <style:style style:name="co22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font-name="Liberation Sans" style:font-name-asian="Arial Unicode MS" style:font-name-complex="Arial Unicode MS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4c7dc" fo:wrap-option="no-wrap"/>
      <style:text-properties style:font-name="Liberation Sans" fo:font-weight="bold" style:font-weight-asian="bold" style:font-weight-complex="bold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style:font-name="Liberation Sans"/>
    </style:style>
    <style:style style:name="ce38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4c7dc" style:text-align-source="fix" style:repeat-content="false" fo:wrap-option="no-wrap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Liberation Sans"/>
    </style:style>
    <style:style style:name="ce41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00a933" fo:wrap-option="no-wrap"/>
      <style:text-properties style:font-name="Liberation Sans"/>
    </style:style>
    <style:style style:name="ce44" style:family="table-cell" style:parent-style-name="Default">
      <style:table-cell-properties fo:background-color="#ffff00" fo:wrap-option="no-wrap"/>
      <style:text-properties style:font-name="Liberation Sans"/>
    </style:style>
    <style:style style:name="ce45" style:family="table-cell" style:parent-style-name="Default">
      <style:table-cell-properties fo:background-color="#cccccc" fo:wrap-option="no-wrap"/>
      <style:text-properties style:font-name="Liberation Sans"/>
    </style:style>
    <style:style style:name="ce12" style:family="table-cell" style:parent-style-name="Default">
      <style:table-cell-properties fo:background-color="#b4c7dc" fo:wrap-option="no-wrap"/>
      <style:text-properties style:font-name="Liberation Sans"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Citação&quot;;&quot;Show&quot;;&quot;Teatro&quot;;&quot;TV&quot;;&quot;Direção&quot;;&quot;Disco&quot;;&quot;Prêmio&quot;)" table:allow-empty-cell="false" table:display-list="sort-ascending" table:base-cell-address="Recortes.F2">
          <table:error-message table:message-type="stop" table:display="true"/>
        </table:content-validation>
        <table:content-validation table:name="val2" table:base-cell-address="Recortes.N2">
          <table:error-message table:message-type="stop" table:display="true"/>
        </table:content-validation>
        <table:content-validation table:name="val3" table:condition="of:cell-content-is-in-list(&quot;Baixo&quot;;&quot;Médio&quot;;&quot;Alto&quot;)" table:allow-empty-cell="false" table:display-list="unsorted" table:base-cell-address="Recortes.K358">
          <table:error-message table:message-type="stop" table:display="true"/>
        </table:content-validation>
      </table:content-validations>
      <table:table table:name="Recor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1" table:number-columns-repeated="1006" table:default-cell-style-name="Default"/>
        <table:table-row table:style-name="ro1"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Arquivo</text:p>
          </table:table-cell>
          <table:table-cell table:style-name="ce3" office:value-type="string" calcext:value-type="string">
            <text:p>Publicação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Outras informações da publicação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Assunto</text:p>
          </table:table-cell>
          <table:table-cell table:style-name="ce3" office:value-type="string" calcext:value-type="string">
            <text:p>Complemento</text:p>
          </table:table-cell>
          <table:table-cell table:style-name="ce3" office:value-type="string" calcext:value-type="string">
            <text:p>Localização</text:p>
          </table:table-cell>
          <table:table-cell table:style-name="ce3" office:value-type="string" calcext:value-type="string">
            <text:p>Recorte</text:p>
          </table:table-cell>
          <table:table-cell table:style-name="ce3" office:value-type="string" calcext:value-type="string">
            <text:p>Interesse</text:p>
          </table:table-cell>
          <table:table-cell table:style-name="ce3" office:value-type="string" calcext:value-type="string">
            <text:p>Imagem original</text:p>
          </table:table-cell>
          <table:table-cell table:style-name="ce3" office:value-type="string" calcext:value-type="string">
            <text:p>Onde está</text:p>
          </table:table-cell>
          <table:table-cell table:style-name="ce3" office:value-type="string" calcext:value-type="string">
            <text:p>Mai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1972.05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Noite : Edição Matutin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dição 14251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Romanceiro da Inconfidência</text:p>
          </table:table-cell>
          <table:table-cell table:content-validation-name="val2" office:value-type="string" calcext:value-type="string">
            <text:p>Texto de Cecília Meireles sobre a Inconfidência Mineira. Grupo teatral Repertório.</text:p>
          </table:table-cell>
          <table:table-cell office:value-type="string" calcext:value-type="string">
            <text:p>Teatro Ruth Escobar, Sala Gil Vicente - Rua dos Ingleses, 209, Bela Vista, São Paulo, SP</text:p>
          </table:table-cell>
          <table:table-cell office:value-type="string" calcext:value-type="string">
            <text:p>I002492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4927-2Alt=002885Lar=001884LargOri=004208AltOri=006444.JPG</text:p>
          </table:table-cell>
          <table:table-cell office:value-type="string" calcext:value-type="string">
            <text:p>Teatro, 1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2.12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Noite : Edição Matutin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dição 1442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orte e Vida Severina</text:p>
          </table:table-cell>
          <table:table-cell table:content-validation-name="val2" office:value-type="string" calcext:value-type="string">
            <text:p>Texto de João Cabral de Mello Netto. Grupo teatral A Barca.</text:p>
          </table:table-cell>
          <table:table-cell office:value-type="string" calcext:value-type="string">
            <text:p>Vários</text:p>
          </table:table-cell>
          <table:table-cell office:value-type="string" calcext:value-type="string">
            <text:p>I002096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0964-2Alt=003030Lar=001884LargOri=004202AltOri=006759.JPG</text:p>
          </table:table-cell>
          <table:table-cell office:value-type="string" calcext:value-type="string">
            <text:p>Teatro, Elenc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3.06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Grupo Raízes</text:p>
          </table:table-cell>
          <table:table-cell table:content-validation-name="val2" office:value-type="string" calcext:value-type="string">
            <text:p>Participação de Irene no show do Grupo Raízes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40067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0670.png</text:p>
          </table:table-cell>
          <table:table-cell office:value-type="string" calcext:value-type="string">
            <text:p>Música, Grupo Raíz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75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8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820-2Alt=002068Lar=001453LargOri=004117AltOri=005860.JPG</text:p>
          </table:table-cell>
          <table:table-cell office:value-type="string" calcext:value-type="string">
            <text:p>Utilidades, Peça no Guair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7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85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852-20Alt=002633Lar=001884LargOri=004196AltOri=005864.JPG</text:p>
          </table:table-cell>
          <table:table-cell office:value-type="string" calcext:value-type="string">
            <text:p>Atrações, Teat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80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86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862-2Alt=002629Lar=001884LargOri=004200AltOri=005860.JPG</text:p>
          </table:table-cell>
          <table:table-cell office:value-type="string" calcext:value-type="string">
            <text:p>Utilidades, “O tratado das tortazinhas”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80B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 office:value-type="string" calcext:value-type="string">
            <text:p>Estreia</text:p>
          </table:table-cell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87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870-2Alt=002629Lar=001884LargOri=004200AltOri=005860.JPG</text:p>
          </table:table-cell>
          <table:table-cell office:value-type="string" calcext:value-type="string">
            <text:p>Atrações, Teat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04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 office:value-type="string" calcext:value-type="string">
            <text:p>Estreia</text:p>
          </table:table-cell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76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763-20Alt=002572Lar=001884LargOri=004487AltOri=006126.JPG</text:p>
          </table:table-cell>
          <table:table-cell office:value-type="string" calcext:value-type="string">
            <text:p>Donana inicia no Guairinh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0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80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800-2Alt=002572Lar=001884LargOri=004487AltOri=006126.JPG</text:p>
          </table:table-cell>
          <table:table-cell office:value-type="string" calcext:value-type="string">
            <text:p>Teatros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07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 e 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8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820-2Alt=002576Lar=001884LargOri=004482AltOri=006129.JPG</text:p>
          </table:table-cell>
          <table:table-cell office:value-type="string" calcext:value-type="string">
            <text:p>O bom teatro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1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10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 e 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87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876-2Alt=002572Lar=001884LargOri=004487AltOri=006126.JPG</text:p>
          </table:table-cell>
          <table:table-cell office:value-type="string" calcext:value-type="string">
            <text:p>O bom teatro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13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 e 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92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924-2Alt=002570Lar=001884LargOri=004468AltOri=006096.JPG</text:p>
          </table:table-cell>
          <table:table-cell office:value-type="string" calcext:value-type="string">
            <text:p>O bom teatro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91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95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958-2Alt=002624Lar=001884LargOri=004200AltOri=005849.JPG</text:p>
          </table:table-cell>
          <table:table-cell office:value-type="string" calcext:value-type="string">
            <text:p>Atrações, Teat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1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 e 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98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980-2Alt=002561Lar=001884LargOri=004483AltOri=006093.JPG</text:p>
          </table:table-cell>
          <table:table-cell office:value-type="string" calcext:value-type="string">
            <text:p>O bom teatro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6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2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xposição “Sou João, Sou António e Sou Pedro” de Flávio Império</text:p>
          </table:table-cell>
          <table:table-cell table:content-validation-name="val2" office:value-type="string" calcext:value-type="string">
            <text:p>Músicas por Pini e Irene</text:p>
          </table:table-cell>
          <table:table-cell/>
          <table:table-cell office:value-type="string" calcext:value-type="string">
            <text:p>I010609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06094-20Alt=002777Lar=001884LargOri=004507AltOri=006644.JPG</text:p>
          </table:table-cell>
          <table:table-cell office:value-type="string" calcext:value-type="string">
            <text:p>Noites cariocas X paulista, último parágrafo, Pini e Irene</text:p>
          </table:table-cell>
          <table:table-cell office:value-type="string" calcext:value-type="string">
            <text:p>http://www.flavioimperio.com.br/projeto/5076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974.05.31</text:p>
          </table:table-cell>
          <table:table-cell office:value-type="string" calcext:value-type="string">
            <text:p>Flavio Imperio</text:p>
          </table:table-cell>
          <table:table-cell office:value-type="string" calcext:value-type="string">
            <text:p>Flavio Imperio Website</text:p>
          </table:table-cell>
          <table:table-cell table:number-columns-repeated="2"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xposição “Sou João, Sou António e Sou Pedro” de Flávio Império</text:p>
          </table:table-cell>
          <table:table-cell table:content-validation-name="val2" office:value-type="string" calcext:value-type="string">
            <text:p>Som Irene e Pini</text:p>
          </table:table-cell>
          <table:table-cell office:value-type="string" calcext:value-type="string">
            <text:p>Centro de Estudos Macunaima – Rua Camilo, 91, Vila Romana, São Paulo, SP</text:p>
          </table:table-cell>
          <table:table-cell office:value-type="string" calcext:value-type="string">
            <text:p>c_0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c_0.png</text:p>
          </table:table-cell>
          <table:table-cell office:value-type="string" calcext:value-type="string">
            <text:p>Cartaz, no centro</text:p>
          </table:table-cell>
          <table:table-cell office:value-type="string" calcext:value-type="string">
            <text:p>http://www.flavioimperio.com.br/projeto/50766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975.06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3">Coreografia de Luis Carlos Nogueira, 1</text:span><text:span text:style-name="T4">o</text:span><text:span text:style-name="T3"> tipo do anuncio</text:span>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038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0387.png</text:p>
          </table:table-cell>
          <table:table-cell office:value-type="string" calcext:value-type="string">
            <text:p>Roteiro, Infantis, ú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6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060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0607.png</text:p>
          </table:table-cell>
          <table:table-cell office:value-type="string" calcext:value-type="string">
            <text:p>Roteiro, Infantis, penúltimo item da 1<text:span text:style-name="T2">a</text:span>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1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153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1532.png</text:p>
          </table:table-cell>
          <table:table-cell office:value-type="string" calcext:value-type="string">
            <text:p>Roteiro, Infantis, antepenú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1730h.png</text:p>
          </table:table-cell>
          <table:table-cell table:content-validation-name="val3" office:value-type="string" calcext:value-type="string">
            <text:p>Baixo</text:p>
          </table:table-cell>
          <table:table-cell table:style-name="ce7" office:value-type="string" calcext:value-type="string">
            <text:p>4351730.png</text:p>
          </table:table-cell>
          <table:table-cell office:value-type="string" calcext:value-type="string">
            <text:p>Roteiro, Infantis, penú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40226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2266.png</text:p>
          </table:table-cell>
          <table:table-cell office:value-type="string" calcext:value-type="string">
            <text:p>Roteiro, Infantis, penú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2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40265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2657.png</text:p>
          </table:table-cell>
          <table:table-cell office:value-type="string" calcext:value-type="string">
            <text:p>Roteiro, Infantis, penú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40414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4140.png</text:p>
          </table:table-cell>
          <table:table-cell office:value-type="string" calcext:value-type="string">
            <text:p>Terceira coluna geral, antepenu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table:style-name="ce4" office:value-type="string" calcext:value-type="string">
            <text:p>440457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4570.png</text:p>
          </table:table-cell>
          <table:table-cell office:value-type="string" calcext:value-type="string">
            <text:p>Segunda coluna geral, penu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7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461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4612.png</text:p>
          </table:table-cell>
          <table:table-cell office:value-type="string" calcext:value-type="string">
            <text:p>Terceira coluna geral, antepenu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7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537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5374.png</text:p>
          </table:table-cell>
          <table:table-cell office:value-type="string" calcext:value-type="string">
            <text:p>Terceira coluna geral, antepenultimo item</text:p>
          </table:table-cell>
          <table:table-cell/>
          <table:table-cell table:style-name="ce7" table:number-columns-repeated="1008"/>
        </table:table-row>
        <table:table-row table:style-name="ro2">
          <table:table-cell office:value-type="string" calcext:value-type="string">
            <text:p>1975.08.2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762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7629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8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796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7964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8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956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9568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8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980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9803.png</text:p>
          </table:table-cell>
          <table:table-cell office:value-type="string" calcext:value-type="string">
            <text:p>Rotei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6984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69845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037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0378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249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2492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1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309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3096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2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667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6679.png</text:p>
          </table:table-cell>
          <table:table-cell office:value-type="string" calcext:value-type="string">
            <text:p>Rotei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880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8808.png</text:p>
          </table:table-cell>
          <table:table-cell office:value-type="string" calcext:value-type="string">
            <text:p>Terceira coluna geral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921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9219.png</text:p>
          </table:table-cell>
          <table:table-cell office:value-type="string" calcext:value-type="string">
            <text:p>Roteiro, Infantis, ante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698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6988.png</text:p>
          </table:table-cell>
          <table:table-cell office:value-type="string" calcext:value-type="string">
            <text:p>Roteiro, Infantis, 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728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7280.png</text:p>
          </table:table-cell>
          <table:table-cell office:value-type="string" calcext:value-type="string">
            <text:p>Roteiro, Infantis, ante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837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8371.png</text:p>
          </table:table-cell>
          <table:table-cell office:value-type="string" calcext:value-type="string">
            <text:p>Roteiro, Infantis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1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868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8681.png</text:p>
          </table:table-cell>
          <table:table-cell office:value-type="string" calcext:value-type="string">
            <text:p>Roteiro, Infantis, 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1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office:annotation draw:style-name="gr1" draw:text-style-name="P2" svg:width="28.99mm" svg:height="21.76mm" svg:x="364.77mm" svg:y="178.74mm" draw:caption-point-x="-6.1mm" draw:caption-point-y="14.61mm">
              <dc:creator>FAD</dc:creator>
              <dc:date>2019-01-18T00:00:00</dc:date>
              <text:p text:style-name="P1"><text:span text:style-name="T1">Infelizmente a imagem original está em uma resolução muito baixa.</text:span></text:p>
            </office:annotation>
            <text:p>4632136h.png</text:p>
          </table:table-cell>
          <table:table-cell table:content-validation-name="val3" office:value-type="string" calcext:value-type="string">
            <text:p>Baixo</text:p>
          </table:table-cell>
          <table:table-cell table:style-name="ce7" office:value-type="string" calcext:value-type="string">
            <text:p>4632136.png</text:p>
          </table:table-cell>
          <table:table-cell office:value-type="string" calcext:value-type="string">
            <text:p>Roteiro, Infantis, 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office:annotation draw:style-name="gr1" draw:text-style-name="P2" svg:width="28.99mm" svg:height="21.76mm" svg:x="364.77mm" svg:y="183.46mm" draw:caption-point-x="-6.1mm" draw:caption-point-y="14.61mm">
              <dc:creator>FAD</dc:creator>
              <dc:date>2019-01-18T00:00:00</dc:date>
              <text:p text:style-name="P1"><text:span text:style-name="T1">Infelizmente a imagem original está em uma resolução muito baixa.</text:span></text:p>
            </office:annotation>
            <text:p>4632505h.png</text:p>
          </table:table-cell>
          <table:table-cell table:content-validation-name="val3" office:value-type="string" calcext:value-type="string">
            <text:p>Baixo</text:p>
          </table:table-cell>
          <table:table-cell table:style-name="ce7" office:value-type="string" calcext:value-type="string">
            <text:p>4632505.png</text:p>
          </table:table-cell>
          <table:table-cell office:value-type="string" calcext:value-type="string">
            <text:p>Rotei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office:annotation draw:style-name="gr1" draw:text-style-name="P2" svg:width="28.99mm" svg:height="21.76mm" svg:x="364.77mm" svg:y="188.2mm" draw:caption-point-x="-6.1mm" draw:caption-point-y="14.6mm">
              <dc:creator>FAD</dc:creator>
              <dc:date>2019-01-18T00:00:00</dc:date>
              <text:p text:style-name="P1"><text:span text:style-name="T1">Infelizmente a imagem original está em uma resolução muito baixa.</text:span></text:p>
            </office:annotation>
            <text:p>4633975h.png</text:p>
          </table:table-cell>
          <table:table-cell table:content-validation-name="val3" office:value-type="string" calcext:value-type="string">
            <text:p>Baixo</text:p>
          </table:table-cell>
          <table:table-cell table:style-name="ce7" office:value-type="string" calcext:value-type="string">
            <text:p>4633975.png</text:p>
          </table:table-cell>
          <table:table-cell office:value-type="string" calcext:value-type="string">
            <text:p>Rotei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office:annotation draw:style-name="gr1" draw:text-style-name="P2" svg:width="28.99mm" svg:height="21.76mm" svg:x="364.77mm" svg:y="192.93mm" draw:caption-point-x="-6.1mm" draw:caption-point-y="14.6mm">
              <dc:creator>FAD</dc:creator>
              <dc:date>2019-01-18T00:00:00</dc:date>
              <text:p text:style-name="P1"><text:span text:style-name="T1">Infelizmente a imagem original está em uma resolução muito baixa.</text:span></text:p>
            </office:annotation>
            <text:p>4634327h.png</text:p>
          </table:table-cell>
          <table:table-cell table:content-validation-name="val3" office:value-type="string" calcext:value-type="string">
            <text:p>Baixo</text:p>
          </table:table-cell>
          <table:table-cell table:style-name="ce7" office:value-type="string" calcext:value-type="string">
            <text:p>4634327.png</text:p>
          </table:table-cell>
          <table:table-cell office:value-type="string" calcext:value-type="string">
            <text:p>Rotei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053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0534.png</text:p>
          </table:table-cell>
          <table:table-cell office:value-type="string" calcext:value-type="string">
            <text:p>Roteiro, Infantis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084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0843.png</text:p>
          </table:table-cell>
          <table:table-cell office:value-type="string" calcext:value-type="string">
            <text:p>Roteiro, Infantis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253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2537.png</text:p>
          </table:table-cell>
          <table:table-cell office:value-type="string" calcext:value-type="string">
            <text:p>Rotei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393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3935.png</text:p>
          </table:table-cell>
          <table:table-cell office:value-type="string" calcext:value-type="string">
            <text:p>Teatro, Infantis, segunda coluna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1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607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6070.png</text:p>
          </table:table-cell>
          <table:table-cell office:value-type="string" calcext:value-type="string">
            <text:p>Teatro, Infantis, segunda coluna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2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825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8258.png</text:p>
          </table:table-cell>
          <table:table-cell office:value-type="string" calcext:value-type="string">
            <text:p>Teatro, Infantis, segunda coluna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2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890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8902.png</text:p>
          </table:table-cell>
          <table:table-cell office:value-type="string" calcext:value-type="string">
            <text:p>Teatro, Infantis, segunda coluna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1002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10025.png</text:p>
          </table:table-cell>
          <table:table-cell office:value-type="string" calcext:value-type="string">
            <text:p>Teatro, Infantis, segunda coluna, ante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711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7111.png</text:p>
          </table:table-cell>
          <table:table-cell office:value-type="string" calcext:value-type="string">
            <text:p>Terceira coluna geral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751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7510.png</text:p>
          </table:table-cell>
          <table:table-cell office:value-type="string" calcext:value-type="string">
            <text:p>Terceira coluna geral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886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8860.png</text:p>
          </table:table-cell>
          <table:table-cell office:value-type="string" calcext:value-type="string">
            <text:p>Teatro, Infantis, sex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2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1143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11435.png</text:p>
          </table:table-cell>
          <table:table-cell office:value-type="string" calcext:value-type="string">
            <text:p>Teatro, Infantis, sex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1302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13029.png</text:p>
          </table:table-cell>
          <table:table-cell office:value-type="string" calcext:value-type="string">
            <text:p>Teat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1325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13250.png</text:p>
          </table:table-cell>
          <table:table-cell office:value-type="string" calcext:value-type="string">
            <text:p>Teat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1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22069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0690.png</text:p>
          </table:table-cell>
          <table:table-cell office:value-type="string" calcext:value-type="string">
            <text:p>Teatro, Infantis, segunda coluna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1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22122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1224.png</text:p>
          </table:table-cell>
          <table:table-cell office:value-type="string" calcext:value-type="string">
            <text:p>Teatro, Infantis, ante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1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22385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3859.png</text:p>
          </table:table-cell>
          <table:table-cell office:value-type="string" calcext:value-type="string">
            <text:p>Teatro, Infantis, segunda coluna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1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22455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4558.png</text:p>
          </table:table-cell>
          <table:table-cell office:value-type="string" calcext:value-type="string">
            <text:p>Teat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3.2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7520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5209.png</text:p>
          </table:table-cell>
          <table:table-cell office:value-type="string" calcext:value-type="string">
            <text:p>Teatro, Infantis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3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7578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5786.png</text:p>
          </table:table-cell>
          <table:table-cell office:value-type="string" calcext:value-type="string">
            <text:p>Teatro, Infantis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3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7873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8734.png</text:p>
          </table:table-cell>
          <table:table-cell office:value-type="string" calcext:value-type="string">
            <text:p>Teatro, Infantis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540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5400.png</text:p>
          </table:table-cell>
          <table:table-cell office:value-type="string" calcext:value-type="string">
            <text:p>Teat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569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5695.png</text:p>
          </table:table-cell>
          <table:table-cell office:value-type="string" calcext:value-type="string">
            <text:p>Teat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699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6997.png</text:p>
          </table:table-cell>
          <table:table-cell office:value-type="string" calcext:value-type="string">
            <text:p>Teat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731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7312.png</text:p>
          </table:table-cell>
          <table:table-cell office:value-type="string" calcext:value-type="string">
            <text:p>Teatro, Infantis, segunda coluna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8007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80072.png</text:p>
          </table:table-cell>
          <table:table-cell office:value-type="string" calcext:value-type="string">
            <text:p>Teatro, Infantis, segunda coluna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8185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81856.png</text:p>
          </table:table-cell>
          <table:table-cell office:value-type="string" calcext:value-type="string">
            <text:p>Teatro, Infantis, segunda coluna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8223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82235.png</text:p>
          </table:table-cell>
          <table:table-cell office:value-type="string" calcext:value-type="string">
            <text:p>Teatro, Infantis, segunda coluna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5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904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9045.png</text:p>
          </table:table-cell>
          <table:table-cell office:value-type="string" calcext:value-type="string">
            <text:p>Teatro, Infantis, segunda coluna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5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916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9168.png</text:p>
          </table:table-cell>
          <table:table-cell office:value-type="string" calcext:value-type="string">
            <text:p>Teatro, Infantis, segunda coluna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05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ovimento Ensaio na Praça</text:p>
          </table:table-cell>
          <table:table-cell table:content-validation-name="val2" office:value-type="string" calcext:value-type="string">
            <text:p>Grupo Lwalaba e outros</text:p>
          </table:table-cell>
          <table:table-cell office:value-type="string" calcext:value-type="string">
            <text:p>Teatro da Praça – Rua Apa, 298, Campos Elíseos, São Paulo, SP</text:p>
          </table:table-cell>
          <table:table-cell office:value-type="string" calcext:value-type="string">
            <text:p>431719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7199.png</text:p>
          </table:table-cell>
          <table:table-cell office:value-type="string" calcext:value-type="string">
            <text:p>Acontece, Música, Festanç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05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ovimento Ensaio na Praça</text:p>
          </table:table-cell>
          <table:table-cell table:content-validation-name="val2" office:value-type="string" calcext:value-type="string">
            <text:p>Grupo Lwalaba (foto) e outros</text:p>
          </table:table-cell>
          <table:table-cell office:value-type="string" calcext:value-type="string">
            <text:p>Teatro da Praça – Rua Apa, 298, Campos Elíseos, São Paulo, SP</text:p>
          </table:table-cell>
          <table:table-cell office:value-type="string" calcext:value-type="string">
            <text:p>4318401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18401.png</text:p>
          </table:table-cell>
          <table:table-cell office:value-type="string" calcext:value-type="string">
            <text:p>No chorinho, os Encontros Nacional e Paulist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05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ovimento Ensaio na Praça</text:p>
          </table:table-cell>
          <table:table-cell table:content-validation-name="val2" office:value-type="string" calcext:value-type="string">
            <text:p>Grupo Lwalaba e Eliane Estevão</text:p>
          </table:table-cell>
          <table:table-cell office:value-type="string" calcext:value-type="string">
            <text:p>Teatro da Praça – Rua Apa, 298, Campos Elíseos, São Paulo, SP</text:p>
          </table:table-cell>
          <table:table-cell office:value-type="string" calcext:value-type="string">
            <text:p>431858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8583.png</text:p>
          </table:table-cell>
          <table:table-cell office:value-type="string" calcext:value-type="string">
            <text:p>Acontece, Música, Festanç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09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ovimento Ensaio na Praça</text:p>
          </table:table-cell>
          <table:table-cell table:content-validation-name="val2" office:value-type="string" calcext:value-type="string">
            <text:p>Grupo Lwalaba e Eliane Estevão</text:p>
          </table:table-cell>
          <table:table-cell office:value-type="string" calcext:value-type="string">
            <text:p>Teatro da Praça – Rua Apa, 298, Campos Elíseos, São Paulo, SP</text:p>
          </table:table-cell>
          <table:table-cell office:value-type="string" calcext:value-type="string">
            <text:p>4261956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61956.png</text:p>
          </table:table-cell>
          <table:table-cell office:value-type="string" calcext:value-type="string">
            <text:p>Para quem vai sair, África e Nordeste numa Festança à meia-no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10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ulando Corda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João Caetano – Rua Borges Lagoa, 650, Vila Clementino, São Paulo, SP</text:p>
          </table:table-cell>
          <table:table-cell office:value-type="string" calcext:value-type="string">
            <text:p>426410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4101.png</text:p>
          </table:table-cell>
          <table:table-cell office:value-type="string" calcext:value-type="string">
            <text:p>Sexta linha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11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ulando Corda</text:p>
          </table:table-cell>
          <table:table-cell table:content-validation-name="val2" office:value-type="string" calcext:value-type="string">
            <text:p>Selma Egrei</text:p>
          </table:table-cell>
          <table:table-cell office:value-type="string" calcext:value-type="string">
            <text:p>Teatro Oficina – Rua Jaceguai, 520, Bixiga, São Paulo, SP</text:p>
          </table:table-cell>
          <table:table-cell office:value-type="string" calcext:value-type="string">
            <text:p>4266939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66939.png</text:p>
          </table:table-cell>
          <table:table-cell office:value-type="string" calcext:value-type="string">
            <text:p>Teatro, segunda coluna, “Pulando Corda” em outro teat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12.2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Sem Retoque</text:p>
          </table:table-cell>
          <table:table-cell table:content-validation-name="val2" office:value-type="string" calcext:value-type="string">
            <text:p>Breve descrição da peça (foto)</text:p>
          </table:table-cell>
          <table:table-cell office:value-type="string" calcext:value-type="string">
            <text:p>Teatro de Arena Eugênio Kusnet – Rua Doutor Teodoro Baima, 94, Vila Buarque, São Paulo, SP</text:p>
          </table:table-cell>
          <table:table-cell office:value-type="string" calcext:value-type="string">
            <text:p>432996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9960.png</text:p>
          </table:table-cell>
          <table:table-cell office:value-type="string" calcext:value-type="string">
            <text:p>“Sem Retoque”, a peça da meia-no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12.2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Sem Retoque</text:p>
          </table:table-cell>
          <table:table-cell table:content-validation-name="val2" office:value-type="string" calcext:value-type="string">
            <text:p>Breve descrição da peça (foto)</text:p>
          </table:table-cell>
          <table:table-cell office:value-type="string" calcext:value-type="string">
            <text:p>Teatro de Arena Eugênio Kusnet – Rua Doutor Teodoro Baima, 94, Vila Buarque, São Paulo, SP</text:p>
          </table:table-cell>
          <table:table-cell office:value-type="string" calcext:value-type="string">
            <text:p>4330110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30110.png</text:p>
          </table:table-cell>
          <table:table-cell office:value-type="string" calcext:value-type="string">
            <text:p>À meia-noite a verdade, “Sem Retoque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3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Inauguração do espaço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8120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81204.png</text:p>
          </table:table-cell>
          <table:table-cell office:value-type="string" calcext:value-type="string">
            <text:p>“Missa do Vaqueiro” inaugura teat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3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Bela reportagem sobre a peça (foto com Irene)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82766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82766.png</text:p>
          </table:table-cell>
          <table:table-cell office:value-type="string" calcext:value-type="string">
            <text:p>A missa do vaqueiro transformada em peç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502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5021.png</text:p>
          </table:table-cell>
          <table:table-cell office:value-type="string" calcext:value-type="string">
            <text:p>Rezas de Sol para a Missa do Vaqueiro, sétima linha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584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5845.png</text:p>
          </table:table-cell>
          <table:table-cell office:value-type="string" calcext:value-type="string">
            <text:p>Rezas de Sol para a Missa do Vaqueiro, primeira linha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604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6046.png</text:p>
          </table:table-cell>
          <table:table-cell office:value-type="string" calcext:value-type="string">
            <text:p>Rezas de Sol para a Missa do Vaqueiro, primeira linha, segund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648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6488.png</text:p>
          </table:table-cell>
          <table:table-cell office:value-type="string" calcext:value-type="string">
            <text:p>Teatro, Rezas de Sol para a Missa do Vaqueiro, em cima da imagem “Quebrada!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650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6505.png</text:p>
          </table:table-cell>
          <table:table-cell office:value-type="string" calcext:value-type="string">
            <text:p>Rezas de Sol para a Missa do Vaqueiro, setima linha, segund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790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7908.png</text:p>
          </table:table-cell>
          <table:table-cell office:value-type="string" calcext:value-type="string">
            <text:p>Teatro, Rezas de Sol para a Missa do Vaqueiro, em cima da imagem “O Ultimo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1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0675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6754.png</text:p>
          </table:table-cell>
          <table:table-cell office:value-type="string" calcext:value-type="string">
            <text:p>Rezas de Sol para a Missa do Vaqueiro, quarta linha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0882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8822.png</text:p>
          </table:table-cell>
          <table:table-cell office:value-type="string" calcext:value-type="string">
            <text:p>Rezas de Sol para a Missa do Vaqueiro, quarta linha, segund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124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1244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244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2446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2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I017951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79512-20Alt=002777Lar=001884LargOri=004463AltOri=006581.JPG</text:p>
          </table:table-cell>
          <table:table-cell office:value-type="string" calcext:value-type="string">
            <text:p>Teatro, 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4122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1229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4154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1540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4184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1848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1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629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6296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649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6499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663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6636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765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7659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781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7817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794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7949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818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8186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Tribuna da Impren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8767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314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1495-2Alt=002269Lar=001884LargOri=004746AltOri=005717.JPG</text:p>
          </table:table-cell>
          <table:table-cell office:value-type="string" calcext:value-type="string">
            <text:p>Síntese, Missa do Vaqueiro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/>
          <table:table-cell office:value-type="string" calcext:value-type="string">
            <text:p>I018122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222-20Alt=002781Lar=001884LargOri=004559AltOri=006730.JPG</text:p>
          </table:table-cell>
          <table:table-cell office:value-type="string" calcext:value-type="string">
            <text:p>Teatro, Os primeiros “mambembáveis” do ano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52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Estreia no Rio. Irene citada como responsável da direção musical. Eliane Estevão no elenc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style-name="ce5" office:value-type="string" calcext:value-type="string">
            <text:p>I0118616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18616-2Alt=003033Lar=001884LargOri=004105AltOri=006609.JPG</text:p>
          </table:table-cell>
          <table:table-cell office:value-type="string" calcext:value-type="string">
            <text:p>Cena Aberta, “Missa do Vaqueiro” estréia no Rio, 1a. coluna, 4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Descrição bacana da peça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400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81400-20Alt=002746Lar=001884LargOri=004559AltOri=006646.JPG</text:p>
          </table:table-cell>
          <table:table-cell office:value-type="string" calcext:value-type="string">
            <text:p>A Próxima semana, Missa nordestina lança teatro na Funarte, pen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45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450-20Alt=002813Lar=001884LargOri=004499AltOri=006719.JPG</text:p>
          </table:table-cell>
          <table:table-cell office:value-type="string" calcext:value-type="string">
            <text:p>Agenda, último item da primeira coluna, ela aparece na segund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Estreia no Rio. Irene citada como responsável da direção musical. Eliane Estevão no elenc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722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81722-20Alt=002753Lar=001884LargOri=004582AltOri=006698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9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Sobre a estreia no Rio. Descrição muito legal da peça, inclusive citando alguns versos de músicas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768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81768-A0Alt=003024Lar=002022LargOri=004494AltOri=006721.JPG</text:p>
          </table:table-cell>
          <table:table-cell office:value-type="string" calcext:value-type="string">
            <text:p>Missa rezada na Funarte, 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9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77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771-A0Alt=003024Lar=002022LargOri=004495AltOri=006719.JPG</text:p>
          </table:table-cell>
          <table:table-cell office:value-type="string" calcext:value-type="string">
            <text:p>Teatro, começo da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0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82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824-A0Alt=002985Lar=002012LargOri=004469AltOri=006632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87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874-A0Alt=002990Lar=002016LargOri=004480AltOri=006644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3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Crítica do espetácul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004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182004-A0Alt=003015Lar=002018LargOri=004482AltOri=006700.JPG</text:p>
          </table:table-cell>
          <table:table-cell office:value-type="string" calcext:value-type="string">
            <text:p>Teatro, vaqueiros conservadores, primeir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3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00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005-A0Alt=003015Lar=002018LargOri=004482AltOri=006700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6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Irene citada como responsável da direção musical. Eliane Estevão no elenc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style-name="ce7" office:value-type="string" calcext:value-type="string">
            <text:p>I011930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19304-2Alt=003012Lar=001884LargOri=004124AltOri=006593.JPG</text:p>
          </table:table-cell>
          <table:table-cell office:value-type="string" calcext:value-type="string">
            <text:p>Cena Aberta, “Missa do Vaqueiro” estréia no Rio, 1a. coluna, 3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05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050-A0Alt=003014Lar=002024LargOri=004498AltOri=006697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09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091-A0Alt=002986Lar=002022LargOri=004493AltOri=006637.JPG</text:p>
          </table:table-cell>
          <table:table-cell office:value-type="string" calcext:value-type="string">
            <text:p>Teatro, segund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13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134-A0Alt=003003Lar=002022LargOri=004492AltOri=006672.JPG</text:p>
          </table:table-cell>
          <table:table-cell office:value-type="string" calcext:value-type="string">
            <text:p>Teatro, segund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19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191-A0Alt=002985Lar=001995LargOri=004432AltOri=006632.JPG</text:p>
          </table:table-cell>
          <table:table-cell office:value-type="string" calcext:value-type="string">
            <text:p>Teatro, segund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2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15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156-2Alt=002714Lar=001884LargOri=003933AltOri=005666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2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2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208-2Alt=002721Lar=001884LargOri=003900AltOri=005633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0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37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375-A0Alt=003006Lar=002038LargOri=004531AltOri=006681.JPG</text:p>
          </table:table-cell>
          <table:table-cell office:value-type="string" calcext:value-type="string">
            <text:p>Teatro, segund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41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414-A0Alt=003003Lar=002019LargOri=004485AltOri=006674.JPG</text:p>
          </table:table-cell>
          <table:table-cell office:value-type="string" calcext:value-type="string">
            <text:p>Teatro, terc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28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25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254-2Alt=002694Lar=001884LargOri=003941AltOri=005633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46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461-A0Alt=003012Lar=002022LargOri=004492AltOri=006695.JPG</text:p>
          </table:table-cell>
          <table:table-cell office:value-type="string" calcext:value-type="string">
            <text:p>Teatro, terc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3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0B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29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297-2Alt=002694Lar=001884LargOri=003941AltOri=005633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3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51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510-20Alt=002809Lar=001884LargOri=004492AltOri=006701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56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564-20Alt=002789Lar=001884LargOri=004469AltOri=006618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1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36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368-2Alt=002658Lar=001884LargOri=004006AltOri=005653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7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Diz que a Irene era pernambucana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1993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19934-2Alt=003021Lar=001884LargOri=004096AltOri=006569.JPG</text:p>
          </table:table-cell>
          <table:table-cell office:value-type="string" calcext:value-type="string">
            <text:p>Opinião, Rezas de Sol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75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751-20Alt=002767Lar=001884LargOri=004558AltOri=006694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3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42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422-2Alt=002665Lar=001884LargOri=003996AltOri=005654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7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795-20Alt=002794Lar=001884LargOri=004483AltOri=006650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3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44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442-2Alt=002665Lar=001884LargOri=003996AltOri=005654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9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83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834-20Alt=002793Lar=001884LargOri=004483AltOri=006647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0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87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878-20Alt=002758Lar=001884LargOri=004504AltOri=006592.JPG</text:p>
          </table:table-cell>
          <table:table-cell office:value-type="string" calcext:value-type="string">
            <text:p>Teatro, quin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5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508-2Alt=002661Lar=001884LargOri=004002AltOri=005652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91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916-20Alt=002765Lar=001884LargOri=004545AltOri=006674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7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55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552-2Alt=002658Lar=001884LargOri=004005AltOri=005654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09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097-20Alt=002775Lar=001884LargOri=004517AltOri=006654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6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608-2Alt=002678Lar=001884LargOri=003993AltOri=005678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40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62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628-2Alt=002677Lar=001884LargOri=004000AltOri=005684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5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13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137-20Alt=002800Lar=001884LargOri=004477AltOri=006654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17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173-20Alt=002762Lar=001884LargOri=004525AltOri=006637.JPG</text:p>
          </table:table-cell>
          <table:table-cell office:value-type="string" calcext:value-type="string">
            <text:p>Teatro, primeiro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21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219-20Alt=002785Lar=001884LargOri=004491AltOri=006637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42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69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696-2Alt=002665Lar=001884LargOri=004008AltOri=005667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25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256-20Alt=002766Lar=001884LargOri=004518AltOri=006630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45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458-20Alt=002798Lar=001884LargOri=004485AltOri=006663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49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499-20Alt=002827Lar=001884LargOri=004444AltOri=006666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54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542-20Alt=002827Lar=001884LargOri=004437AltOri=006656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58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583-20Alt=002825Lar=001884LargOri=004437AltOri=006652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5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62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621-20Alt=002818Lar=001884LargOri=004458AltOri=006667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81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818-20Alt=002822Lar=001884LargOri=004478AltOri=006707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9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86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860-20Alt=002811Lar=001884LargOri=004478AltOri=006679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0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90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904-20Alt=002812Lar=001884LargOri=004465AltOri=006667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95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954-20Alt=002806Lar=001884LargOri=004478AltOri=006666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99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993-20Alt=002806Lar=001884LargOri=004478AltOri=006666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5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19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199-20Alt=002825Lar=001884LargOri=004465AltOri=006697.JPG</text:p>
          </table:table-cell>
          <table:table-cell office:value-type="string" calcext:value-type="string">
            <text:p>Teatro, terceiro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23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237-20Alt=002822Lar=001884LargOri=004465AltOri=006690.JPG</text:p>
          </table:table-cell>
          <table:table-cell office:value-type="string" calcext:value-type="string">
            <text:p>Teatro, terceiro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27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273-20Alt=002826Lar=001884LargOri=004385AltOri=006580.JPG</text:p>
          </table:table-cell>
          <table:table-cell office:value-type="string" calcext:value-type="string">
            <text:p>Teatro, terceiro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Tribuna da Impren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881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Walter Pini citad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3213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2135-2Alt=002246Lar=001884LargOri=004736AltOri=005647.JPG</text:p>
          </table:table-cell>
          <table:table-cell office:value-type="string" calcext:value-type="string">
            <text:p>Síntese, Meu santo é fort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8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31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319-20Alt=002836Lar=001884LargOri=004468AltOri=006723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8 (2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streia do “recital” Meu Santo é Forte com Eliana Estevã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3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320-20Alt=002836Lar=001884LargOri=004468AltOri=006723.JPG</text:p>
          </table:table-cell>
          <table:table-cell office:value-type="string" calcext:value-type="string">
            <text:p>Show, Violado até a Amazônia, primeira coli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9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36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362-20Alt=002805Lar=001884LargOri=004485AltOri=006681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55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552-20Alt=002842Lar=001884LargOri=004419AltOri=006665.JPG</text:p>
          </table:table-cell>
          <table:table-cell office:value-type="string" calcext:value-type="string">
            <text:p>Teatro, terc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59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590-20Alt=002670Lar=001884LargOri=004579AltOri=006489.JPG</text:p>
          </table:table-cell>
          <table:table-cell office:value-type="string" calcext:value-type="string">
            <text:p>Teatro, terc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63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635-20Alt=002837Lar=001884LargOri=004433AltOri=006676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5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68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680-20Alt=002830Lar=001884LargOri=004432AltOri=006661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5 (2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68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681-20Alt=002830Lar=001884LargOri=004432AltOri=006661.JPG</text:p>
          </table:table-cell>
          <table:table-cell office:value-type="string" calcext:value-type="string">
            <text:p>Teatro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7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720-20Alt=002784Lar=001884LargOri=004500AltOri=006649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9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91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910-20Alt=002839Lar=001884LargOri=004372AltOri=006589.JPG</text:p>
          </table:table-cell>
          <table:table-cell office:value-type="string" calcext:value-type="string">
            <text:p>Show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Tribuna da Impren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882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Walter Pini, violã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32263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032263-2Alt=002244Lar=001884LargOri=004729AltOri=005633.JPG</text:p>
          </table:table-cell>
          <table:table-cell office:value-type="string" calcext:value-type="string">
            <text:p>Síntese, Meu santo é fort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30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94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943-20Alt=002790Lar=001884LargOri=004505AltOri=006675.JPG</text:p>
          </table:table-cell>
          <table:table-cell office:value-type="string" calcext:value-type="string">
            <text:p>Show, Teatro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31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98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987-20Alt=002782Lar=001884LargOri=004555AltOri=006723.JPG</text:p>
          </table:table-cell>
          <table:table-cell office:value-type="string" calcext:value-type="string">
            <text:p>Show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32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503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5032-20Alt=002789Lar=001884LargOri=004545AltOri=006730.JPG</text:p>
          </table:table-cell>
          <table:table-cell office:value-type="string" calcext:value-type="string">
            <text:p>Teatro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9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62 (1)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78</text:p>
          </table:table-cell>
          <table:table-cell table:content-validation-name="val2" office:value-type="string" calcext:value-type="string">
            <text:p>Indicação na categoria especial por Missa do Vaqueiro</text:p>
          </table:table-cell>
          <table:table-cell/>
          <table:table-cell office:value-type="string" calcext:value-type="string">
            <text:p>I018666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6665-20Alt=002864Lar=001884LargOri=004438AltOri=006742.JPG</text:p>
          </table:table-cell>
          <table:table-cell office:value-type="string" calcext:value-type="string">
            <text:p><text:s text:c="5"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11.1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alomares</text:p>
          </table:table-cell>
          <table:table-cell table:content-validation-name="val2" office:value-type="string" calcext:value-type="string">
            <text:p>Descrição da peça.</text:p>
          </table:table-cell>
          <table:table-cell office:value-type="string" calcext:value-type="string">
            <text:p>Teatro de Arena Eugênio Kusnet – Rua Doutor Teodoro Baima, 94, Vila Buarque, São Paulo, SP</text:p>
          </table:table-cell>
          <table:table-cell office:value-type="string" calcext:value-type="string">
            <text:p>4425980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425980.png</text:p>
          </table:table-cell>
          <table:table-cell office:value-type="string" calcext:value-type="string">
            <text:p>Teatro/Crítica, Os bonecos encantados enfrentam as bombas</text:p>
          </table:table-cell>
          <table:table-cell office:value-type="string" calcext:value-type="string">
            <text:p>https://pt.wikipedia.org/wiki/Incidente_Palomare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978.12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6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ambembe 78</text:p>
          </table:table-cell>
          <table:table-cell table:content-validation-name="val2" office:value-type="string" calcext:value-type="string">
            <text:p>Indicação na categoria especial por Missa do Vaqueiro</text:p>
          </table:table-cell>
          <table:table-cell/>
          <table:table-cell office:value-type="string" calcext:value-type="string">
            <text:p>I019196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91964-20Alt=002814Lar=001884LargOri=004471AltOri=006677.JPG</text:p>
          </table:table-cell>
          <table:table-cell office:value-type="string" calcext:value-type="string">
            <text:p>Teatro, Não faltaram boas interpretações, último parágrafo</text:p>
          </table:table-cell>
          <table:table-cell table:number-columns-repeated="1009"/>
        </table:table-row>
        <table:table-row table:style-name="ro1">
          <table:table-cell table:style-name="ce2" office:value-type="float" office:value="1979" calcext:value-type="float">
            <text:p>1979</text:p>
          </table:table-cell>
          <table:table-cell office:value-type="string" calcext:value-type="string">
            <text:p>Funarte</text:p>
          </table:table-cell>
          <table:table-cell office:value-type="string" calcext:value-type="string">
            <text:p>Funarte – Brasil Memória das Artes</text:p>
          </table:table-cell>
          <table:table-cell/>
          <table:table-cell office:value-type="string" calcext:value-type="string">
            <text:p>Apostila Digital no. 3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, José Milton e Claudionor Germano</text:p>
          </table:table-cell>
          <table:table-cell/>
          <table:table-cell office:value-type="string" calcext:value-type="string">
            <text:p>apost-pixing-79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apost-pixing-79.pd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2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30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ambembe 78</text:p>
          </table:table-cell>
          <table:table-cell table:content-validation-name="val2" office:value-type="string" calcext:value-type="string">
            <text:p>Indicação na categoria especial por Missa do Vaqueiro</text:p>
          </table:table-cell>
          <table:table-cell/>
          <table:table-cell office:value-type="string" calcext:value-type="string">
            <text:p>I019395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93950-20Alt=002915Lar=001884LargOri=004440AltOri=006871.JPG</text:p>
          </table:table-cell>
          <table:table-cell office:value-type="string" calcext:value-type="string">
            <text:p>Teatro, Mambembes na reta final, primeiro parágrafo lá em baix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3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A Luta Democratica : Um jornal de luta feito por homens que lutam pelos que não podem luta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7757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78</text:p>
          </table:table-cell>
          <table:table-cell table:content-validation-name="val2" office:value-type="string" calcext:value-type="string">
            <text:p>Indicação na categoria especial por Missa do Vaqueiro</text:p>
          </table:table-cell>
          <table:table-cell/>
          <table:table-cell office:value-type="string" calcext:value-type="string">
            <text:p>I006575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65752-2Alt=002867Lar=001884LargOri=003901AltOri=005937.JPG</text:p>
          </table:table-cell>
          <table:table-cell office:value-type="string" calcext:value-type="string">
            <text:p>A noite é o espetáculo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Tribuna da Impren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9019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03481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4814-2Alt=002672Lar=001884LargOri=004746AltOri=006731.JPG</text:p>
          </table:table-cell>
          <table:table-cell office:value-type="string" calcext:value-type="string">
            <text:p>Eventos, Projeto Pixinguinha-79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e 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Edição 1071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03173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1737-2Alt=002995Lar=001884LargOri=004092AltOri=006505.JPG</text:p>
          </table:table-cell>
          <table:table-cell office:value-type="string" calcext:value-type="string">
            <text:p>“Projeto Pixinguinha” volta a Natal em julho, 2a. coluna, 1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764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06514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65142-2Alt=002712Lar=001884LargOri=003899AltOri=005614.JPG</text:p>
          </table:table-cell>
          <table:table-cell office:value-type="string" calcext:value-type="string">
            <text:p>O Projeto Pixinguinha para 79, 2a. coluna, 1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387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14340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43404-2Alt=002682Lar=001884LargOri=004083AltOri=005812.JPG</text:p>
          </table:table-cell>
          <table:table-cell office:value-type="string" calcext:value-type="string">
            <text:p>Pixinguinha tem novas normas e a sua pré-estréia, Os critérios para 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716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13499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4991-2Alt=002788Lar=001884LargOri=003991AltOri=005906.JPG</text:p>
          </table:table-cell>
          <table:table-cell office:value-type="string" calcext:value-type="string">
            <text:p>Projeto Pixinguinha, Os critérios para 79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09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table:style-name="ce7" office:value-type="string" calcext:value-type="string">
            <text:p>I013379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3791-2Alt=002946Lar=001884LargOri=004212AltOri=006587.JPG</text:p>
          </table:table-cell>
          <table:table-cell office:value-type="string" calcext:value-type="string">
            <text:p>Cena Aberta, Vital Santos incluído no Projeto Pixinguinha, 1a. coluna, 2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1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Cruzeiro : Revist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2458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78</text:p>
          </table:table-cell>
          <table:table-cell office:value-type="string" calcext:value-type="string">
            <text:p>Por “Missa do Vaqueiro”</text:p>
          </table:table-cell>
          <table:table-cell/>
          <table:table-cell office:value-type="string" calcext:value-type="string">
            <text:p>I02019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1908-3Alt=002006Lar=001460LargOri=002433AltOri=003344.JPG</text:p>
          </table:table-cell>
          <table:table-cell office:value-type="string" calcext:value-type="string">
            <text:p>Premio MEC…, segunda coluna, pouco acima do meio</text:p>
          </table:table-cell>
          <table:table-cell office:value-type="string" calcext:value-type="string">
            <text:p>I0201802-70Alt=001014Lar=000728LargOri=002428AltOri=003380.JP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979.04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 e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Reportagem sobre o estúdio onde Irene gravou Rumo Norte.</text:p>
          </table:table-cell>
          <table:table-cell/>
          <table:table-cell office:value-type="string" calcext:value-type="string">
            <text:p>423879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8795.png</text:p>
          </table:table-cell>
          <table:table-cell office:value-type="string" calcext:value-type="string">
            <text:p>Um estúdio alternativo em S. Paulo, 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1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table:style-name="ce7" office:value-type="string" calcext:value-type="string">
            <text:p>I013457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4574-2Alt=002952Lar=001884LargOri=004182AltOri=006552.JPG</text:p>
          </table:table-cell>
          <table:table-cell office:value-type="string" calcext:value-type="string">
            <text:p>Gênios da MPB fazem parte do “Pixinguinha”, 2a. coluna, iníci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14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13466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4667-2Alt=002988Lar=001884LargOri=004210AltOri=006678.JPG</text:p>
          </table:table-cell>
          <table:table-cell office:value-type="string" calcext:value-type="string">
            <text:p>Moraes Moreira-Djavan fazem show iniciando Projeto Pixinguinha, 5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5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35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13585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5859-20Alt=002952Lar=001884LargOri=004147AltOri=006497</text:p>
          </table:table-cell>
          <table:table-cell office:value-type="string" calcext:value-type="string">
            <text:p>Pixinguinha 79, abaix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5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424254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2544.png</text:p>
          </table:table-cell>
          <table:table-cell office:value-type="string" calcext:value-type="string">
            <text:p>“Pixinguinha” recomeça em junho, terceir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6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8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, José Milton e Claudionor Germano</text:p>
          </table:table-cell>
          <table:table-cell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200577a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0577-20Alt=002776Lar=001884LargOri=004492AltOri=006621.JPG</text:p>
          </table:table-cell>
          <table:table-cell office:value-type="string" calcext:value-type="string">
            <text:p>Show, Projeto Pixinguinh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6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8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, José Milton e Claudionor Germano</text:p>
          </table:table-cell>
          <table:table-cell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200577b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0577-20Alt=002776Lar=001884LargOri=004492AltOri=006621.JPG</text:p>
          </table:table-cell>
          <table:table-cell office:value-type="string" calcext:value-type="string">
            <text:p>Sexta-feira sobrecarregada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6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9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, José Milton e Claudionor Germano. E seguem para Vitória, Salvador, Maceió e Recif.</text:p>
          </table:table-cell>
          <table:table-cell/>
          <table:table-cell office:value-type="string" calcext:value-type="string">
            <text:p>I020061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0616-20Alt=002921Lar=001884LargOri=004278AltOri=006629.JPG</text:p>
          </table:table-cell>
          <table:table-cell office:value-type="string" calcext:value-type="string">
            <text:p>Agenda, à esquerda do topo da foto da Beth Carvalh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2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 office:value-type="string" calcext:value-type="string">
            <text:p>Vários: Teatro Dulcina - Rua Alcindo Guanabara, 17, Centro, Rio de Janeiro, RJ; Teatro do Parque – Rua do Hospício, 81, Boa Vista, Recife, PE</text:p>
          </table:table-cell>
          <table:table-cell office:value-type="string" calcext:value-type="string">
            <text:p>I013840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407-20Alt=002861Lar=001884LargOri=004191AltOri=006364.JPG</text:p>
          </table:table-cell>
          <table:table-cell office:value-type="string" calcext:value-type="string">
            <text:p>Cena Aberta, A vez de Pernambuco no “Pixinguinha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3 (2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46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466-20Alt=002872Lar=001884LargOri=004158AltOri=006338.JPG</text:p>
          </table:table-cell>
          <table:table-cell office:value-type="string" calcext:value-type="string">
            <text:p>Agenda, Segunda-feira (ao lado do centro da roda-gigan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3 (2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46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469-20Alt=002872Lar=001884LargOri=004158AltOri=006338.JPG</text:p>
          </table:table-cell>
          <table:table-cell office:value-type="string" calcext:value-type="string">
            <text:p>Esquina, A vez do frevo (segunda coluna, último parágrafo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4 (3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4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495-20Alt=002837Lar=001884LargOri=004155AltOri=006256.JPG</text:p>
          </table:table-cell>
          <table:table-cell office:value-type="string" calcext:value-type="string">
            <text:p>Valores da terra (segunda coluna, acima de preço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4 (3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5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520-20Alt=002913Lar=001884LargOri=004163AltOri=006437.JPG</text:p>
          </table:table-cell>
          <table:table-cell office:value-type="string" calcext:value-type="string">
            <text:p>Banda dá show no Parque (segundo parágrafo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4 (3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52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526-20Alt=002878Lar=001884LargOri=004167AltOri=006365.JPG</text:p>
          </table:table-cell>
          <table:table-cell office:value-type="string" calcext:value-type="string">
            <text:p>Pixinguinha e em Shows (primeiro item, ela aparece no inicio da terceira coluna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5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57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572-20Alt=002826Lar=001884LargOri=004244AltOri=006367.JPG</text:p>
          </table:table-cell>
          <table:table-cell office:value-type="string" calcext:value-type="string">
            <text:p>Shows (primeiro item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6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61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618-20Alt=002828Lar=001884LargOri=004259AltOri=006392.JPG</text:p>
          </table:table-cell>
          <table:table-cell office:value-type="string" calcext:value-type="string">
            <text:p>Shows (primeiro item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7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66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664-20Alt=002830Lar=001884LargOri=004255AltOri=006391.JPG</text:p>
          </table:table-cell>
          <table:table-cell office:value-type="string" calcext:value-type="string">
            <text:p>Shows (primeiro item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0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Resenha sobre Rumo Norte</text:p>
          </table:table-cell>
          <table:table-cell/>
          <table:table-cell office:value-type="string" calcext:value-type="string">
            <text:p>I0202227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202227-20Alt=002934Lar=001884LargOri=004379AltOri=006819.JPG</text:p>
          </table:table-cell>
          <table:table-cell office:value-type="string" calcext:value-type="string">
            <text:p>Palmas para a cantora Irene Portela que ela mere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4 (1)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Joanna, Fátima Guedes e Thereza Tinoco</text:p>
          </table:table-cell>
          <table:table-cell table:content-validation-name="val2" office:value-type="string" calcext:value-type="string">
            <text:p>Citada em uma critica à três outras cantoras.</text:p>
          </table:table-cell>
          <table:table-cell/>
          <table:table-cell office:value-type="string" calcext:value-type="string">
            <text:p>I020238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2385-20Alt=002968Lar=001884LargOri=004344AltOri=006844.JPG</text:p>
          </table:table-cell>
          <table:table-cell office:value-type="string" calcext:value-type="string">
            <text:p>Três cantoras vendem o produto (comercial) das suas criações, terceira coluna e “primeiro”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2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alomares</text:p>
          </table:table-cell>
          <table:table-cell table:content-validation-name="val2" office:value-type="string" calcext:value-type="string">
            <text:p>Ganhou o troféu Mambembe na categoria grupo ou movimento em 78. Músicas de Irene e Pini.</text:p>
          </table:table-cell>
          <table:table-cell office:value-type="string" calcext:value-type="string">
            <text:p>Teatro Glauce Rocha - Av. Rio Branco, 179, Centro, Rio de Janeiro, RJ</text:p>
          </table:table-cell>
          <table:table-cell office:value-type="string" calcext:value-type="string">
            <text:p>I0202530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202530-20Alt=002924Lar=001884LargOri=004353AltOri=006758.JPG</text:p>
          </table:table-cell>
          <table:table-cell office:value-type="string" calcext:value-type="string">
            <text:p>Anistia para os textos censurados, Em um ato, última coluna no me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0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alomares</text:p>
          </table:table-cell>
          <table:table-cell table:content-validation-name="val2" office:value-type="string" calcext:value-type="string">
            <text:p>Descrição da peça.</text:p>
          </table:table-cell>
          <table:table-cell office:value-type="string" calcext:value-type="string">
            <text:p>Teatro Glauce Rocha - Av. Rio Branco, 179, Centro, Rio de Janeiro, RJ</text:p>
          </table:table-cell>
          <table:table-cell office:value-type="string" calcext:value-type="string">
            <text:p>I0202692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202692-20Alt=002902Lar=001884LargOri=004439AltOri=006840.JPG</text:p>
          </table:table-cell>
          <table:table-cell office:value-type="string" calcext:value-type="string">
            <text:p>Teatro, Uma notícia anunciada por bonecos: Palomar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8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8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Breve resenha de Rumo Norte</text:p>
          </table:table-cell>
          <table:table-cell/>
          <table:table-cell office:value-type="string" calcext:value-type="string">
            <text:p>I0203132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203132-20Alt=002916Lar=001884LargOri=004452AltOri=006894.JPG</text:p>
          </table:table-cell>
          <table:table-cell office:value-type="string" calcext:value-type="string">
            <text:p>A sonora ascensão das mulheres, quart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8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 e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Entrevista de lançamento do disco Rumo Norte (foto).</text:p>
          </table:table-cell>
          <table:table-cell/>
          <table:table-cell office:value-type="string" calcext:value-type="string">
            <text:p>4259775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59775.png</text:p>
          </table:table-cell>
          <table:table-cell office:value-type="string" calcext:value-type="string">
            <text:p>Irene Portela busca Rumo Norte, no Su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9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239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Sobre o lançamento de Rumo Norte</text:p>
          </table:table-cell>
          <table:table-cell/>
          <table:table-cell office:value-type="string" calcext:value-type="string">
            <text:p>I0141564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141564-20Alt=002834Lar=001884LargOri=004286AltOri=006447.JPG</text:p>
          </table:table-cell>
          <table:table-cell office:value-type="string" calcext:value-type="string">
            <text:p>As novas musas da MPB, review de lançamento do Rumo Nor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9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Descrição da peça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63423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63423.png</text:p>
          </table:table-cell>
          <table:table-cell office:value-type="string" calcext:value-type="string">
            <text:p>Uma visão menos elitista dos menores abandonados, 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9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Sobre a peça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6342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3428.png</text:p>
          </table:table-cell>
          <table:table-cell office:value-type="string" calcext:value-type="string">
            <text:p>As promessas dentro da caixa, segund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9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 e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Brevíssima crítica sobre Rumo Norte.</text:p>
          </table:table-cell>
          <table:table-cell/>
          <table:table-cell office:value-type="string" calcext:value-type="string">
            <text:p>426392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3923.png</text:p>
          </table:table-cell>
          <table:table-cell office:value-type="string" calcext:value-type="string">
            <text:p>A invasão dos discos femininos, segunda coluna e quart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0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91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79</text:p>
          </table:table-cell>
          <table:table-cell table:content-validation-name="val2" office:value-type="string" calcext:value-type="string">
            <text:p>“Eu acho o Festival importantíssimo para as pessoas mostrarem o seu trabalho, divulgando o artista junto ao grande público.”</text:p>
          </table:table-cell>
          <table:table-cell/>
          <table:table-cell office:value-type="string" calcext:value-type="string">
            <text:p>I0070476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070476-2Alt=002692Lar=001884LargOri=003969AltOri=005674.JPG</text:p>
          </table:table-cell>
          <table:table-cell office:value-type="string" calcext:value-type="string">
            <text:p>O Brasil fica sabendo o que está acontecendo com a MPB, 2a. coluna, final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0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03 (1)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Reportagem sobre as inúmeras cantoras que foram lançadas nos últimos anos e sua performance de vendas. Destacado só um trecho para contextualizar um pouco em que momento é mencionada a Irene.</text:p>
          </table:table-cell>
          <table:table-cell/>
          <table:table-cell office:value-type="string" calcext:value-type="string">
            <text:p>I020765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7654-20Alt=002449Lar=001884LargOri=004821AltOri=006267.JPG</text:p>
          </table:table-cell>
          <table:table-cell office:value-type="string" calcext:value-type="string">
            <text:p>terceira coluna e quarta coluna</text:p>
          </table:table-cell>
          <table:table-cell office:value-type="string" calcext:value-type="string">
            <text:p>I0207653-20Alt=002449Lar=001884LargOri=004821AltOri=006267.JPG;I0207652-20Alt=002449Lar=001884LargOri=004821AltOri=006267.JPG;I0207651-20Alt=002449Lar=001884LargOri=004821AltOri=006267.JP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979.11.0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a Repúblic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dição 00059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Banda Pífanos de Caruaru</text:p>
          </table:table-cell>
          <table:table-cell table:content-validation-name="val2" office:value-type="string" calcext:value-type="string">
            <text:p>Participação especial de Irene no show da Banda de Pífaros de Caruaru</text:p>
          </table:table-cell>
          <table:table-cell office:value-type="string" calcext:value-type="string">
            <text:p>Teatro Tuca - Rua Monte Alegre, 1024, São Paulo, SP</text:p>
          </table:table-cell>
          <table:table-cell office:value-type="string" calcext:value-type="string">
            <text:p>I00010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1008-2Alt=003057Lar=001884LargOri=004413AltOri=007160.JPG</text:p>
          </table:table-cell>
          <table:table-cell office:value-type="string" calcext:value-type="string">
            <text:p>Show e música, Em cartaz, 3a. coluna, Banda de Pífanos de Caruaru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1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299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/>
          <table:table-cell office:value-type="string" calcext:value-type="string">
            <text:p>I014494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44945-20Alt=002853Lar=001884LargOri=004260AltOri=006450.JPG</text:p>
          </table:table-cell>
          <table:table-cell office:value-type="string" calcext:value-type="string">
            <text:p>Pixinguinha, ao centro e 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2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63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O jornalista destacou Rumo Norte como um dos melhores discos do ano.</text:p>
          </table:table-cell>
          <table:table-cell/>
          <table:table-cell office:value-type="string" calcext:value-type="string">
            <text:p>I0211013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211013-20Alt=002943Lar=001884LargOri=004302AltOri=006723.JPG</text:p>
          </table:table-cell>
          <table:table-cell office:value-type="string" calcext:value-type="string">
            <text:p>Rumo Norte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2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64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de Verão do Guarujá</text:p>
          </table:table-cell>
          <table:table-cell table:content-validation-name="val2" office:value-type="string" calcext:value-type="string">
            <text:p>“magote de argentinos”</text:p>
          </table:table-cell>
          <table:table-cell office:value-type="string" calcext:value-type="string">
            <text:p>Circo – Praia da Enseada, Guarujá, SP</text:p>
          </table:table-cell>
          <table:table-cell office:value-type="string" calcext:value-type="string">
            <text:p>I021105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11054-20Alt=002943Lar=001884LargOri=004302AltOri=006723.JPG</text:p>
          </table:table-cell>
          <table:table-cell office:value-type="string" calcext:value-type="string">
            <text:p>Guarujá - o verão de 1980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2.3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66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Irene mencionada como uma das revelações do ano.</text:p>
          </table:table-cell>
          <table:table-cell/>
          <table:table-cell office:value-type="string" calcext:value-type="string">
            <text:p>I021118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11186-20Alt=002977Lar=001884LargOri=004351AltOri=006874.JPG</text:p>
          </table:table-cell>
          <table:table-cell office:value-type="string" calcext:value-type="string">
            <text:p>Luzes e sombras no ano musical, primeira coluna, terceiro tópic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1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309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 e José Milton</text:p>
          </table:table-cell>
          <table:table-cell/>
          <table:table-cell office:value-type="string" calcext:value-type="string">
            <text:p>I014523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45230-2Alt=002590Lar=001884LargOri=004231AltOri=005817.JPG</text:p>
          </table:table-cell>
          <table:table-cell office:value-type="string" calcext:value-type="string">
            <text:p>Projeto Pixinguinha completa os 3 anos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1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8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de Verão do Guarujá</text:p>
          </table:table-cell>
          <table:table-cell table:content-validation-name="val2"/>
          <table:table-cell office:value-type="string" calcext:value-type="string">
            <text:p>Circo – Praia da Enseada, Guarujá, SP</text:p>
          </table:table-cell>
          <table:table-cell office:value-type="string" calcext:value-type="string">
            <text:p>I000007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0078-2Alt=002963Lar=001884LargOri=004236AltOri=006659.JPG</text:p>
          </table:table-cell>
          <table:table-cell office:value-type="string" calcext:value-type="string">
            <text:p>Festival de Verão do Guarujá, 1a. coluna última linh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1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Baião de Viola</text:p>
          </table:table-cell>
          <table:table-cell table:content-validation-name="val2" office:value-type="string" calcext:value-type="string">
            <text:p>Show de Sebastião Marinho e João Quindingues com participação de Irene cantando canções do seu disco.</text:p>
          </table:table-cell>
          <table:table-cell office:value-type="string" calcext:value-type="string">
            <text:p>Teatro Abertura – Largo Padre Péricles, 5, Perdizes, São Paulo, SP</text:p>
          </table:table-cell>
          <table:table-cell office:value-type="string" calcext:value-type="string">
            <text:p>442962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29626.png</text:p>
          </table:table-cell>
          <table:table-cell office:value-type="string" calcext:value-type="string">
            <text:p>Shows, Baião de vio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Vários artistas, inclusive Pifaros de Caruaru e Elomar.</text:p>
          </table:table-cell>
          <table:table-cell office:value-type="string" calcext:value-type="string">
            <text:p>Centro de Convivência de Campinas – Praça Imprensa Fluminense, Cambuí, Campinas, SP</text:p>
          </table:table-cell>
          <table:table-cell office:value-type="string" calcext:value-type="string">
            <text:p>443024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0249.png</text:p>
          </table:table-cell>
          <table:table-cell office:value-type="string" calcext:value-type="string">
            <text:p>Shows, 2<text:span text:style-name="T2">a</text:span> coluna, Perspectivas para a música…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de Verão do Guarujá</text:p>
          </table:table-cell>
          <table:table-cell table:content-validation-name="val2"/>
          <table:table-cell office:value-type="string" calcext:value-type="string">
            <text:p>Circo – Praia da Enseada, Guarujá, SP</text:p>
          </table:table-cell>
          <table:table-cell office:value-type="string" calcext:value-type="string">
            <text:p>443050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0504.png</text:p>
          </table:table-cell>
          <table:table-cell office:value-type="string" calcext:value-type="string">
            <text:p>Festival, 2<text:span text:style-name="T2">o</text:span> parágraf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V</text:p>
          </table:table-cell>
          <table:table-cell office:value-type="string" calcext:value-type="string">
            <text:p>Primeiro Especial de MPB na RTC (Canal 2)</text:p>
          </table:table-cell>
          <table:table-cell table:content-validation-name="val2" office:value-type="string" calcext:value-type="string">
            <text:p>Primeiro especial de MPB no canal RTC (Canal 2) com participação de Baden Powell (foto), Silvia Maria, Marcus Vinícius, Irene Portela e Luís Carlos Maranhão.</text:p>
          </table:table-cell>
          <table:table-cell office:value-type="string" calcext:value-type="string">
            <text:p>Tv Cultura</text:p>
          </table:table-cell>
          <table:table-cell office:value-type="string" calcext:value-type="string">
            <text:p>443068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0688.png</text:p>
          </table:table-cell>
          <table:table-cell office:value-type="string" calcext:value-type="string">
            <text:p>Destaques de hoje na televisão, 2<text:span text:style-name="T2">a</text:span> coluna ao centr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de Verão do Guarujá</text:p>
          </table:table-cell>
          <table:table-cell table:content-validation-name="val2" office:value-type="string" calcext:value-type="string">
            <text:p>Texto sobre o Festival de Verão do Guarujá 80</text:p>
          </table:table-cell>
          <table:table-cell office:value-type="string" calcext:value-type="string">
            <text:p>Circo – Praia da Enseada, Guarujá, SP</text:p>
          </table:table-cell>
          <table:table-cell office:value-type="string" calcext:value-type="string">
            <text:p>4431163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431163.png</text:p>
          </table:table-cell>
          <table:table-cell office:value-type="string" calcext:value-type="string">
            <text:p>Samba, a atração principal do Festival do Guarujá 80, 2<text:span text:style-name="T2">a</text:span> coluna fim do 1<text:span text:style-name="T2">o</text:span> paragrá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1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Mais uma temporada do espetácul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43116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1167.png</text:p>
          </table:table-cell>
          <table:table-cell office:value-type="string" calcext:value-type="string">
            <text:p>“Ao Acaso das Ruas”, de novo em cartaz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43130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1300.png</text:p>
          </table:table-cell>
          <table:table-cell office:value-type="string" calcext:value-type="string">
            <text:p>Teatro, 3<text:span text:style-name="T2">a</text:span> coluna ao centr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 (foto)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431448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431448.png</text:p>
          </table:table-cell>
          <table:table-cell office:value-type="string" calcext:value-type="string">
            <text:p>Teatro, 3<text:span text:style-name="T2">a</text:span> coluna ao centr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43161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1611.png</text:p>
          </table:table-cell>
          <table:table-cell office:value-type="string" calcext:value-type="string">
            <text:p>Teatro, 2<text:span text:style-name="T2">a</text:span> coluna ao centro abaixo, “Ao Acaso das Ruas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2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97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Sala Funarte</text:p>
          </table:table-cell>
          <table:table-cell table:content-validation-name="val2"/>
          <table:table-cell/>
          <table:table-cell office:value-type="string" calcext:value-type="string">
            <text:p>I000153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1534-2Alt=002974Lar=001884LargOri=004288AltOri=006767.JPG</text:p>
          </table:table-cell>
          <table:table-cell office:value-type="string" calcext:value-type="string">
            <text:p>“Show” no centro agora é na sala Funarte, 3o. parágraf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2982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9825.png</text:p>
          </table:table-cell>
          <table:table-cell office:value-type="string" calcext:value-type="string">
            <text:p>Teatro, 3<text:span text:style-name="T2">a</text:span> coluna ao centr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010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0102.png</text:p>
          </table:table-cell>
          <table:table-cell office:value-type="string" calcext:value-type="string">
            <text:p>Teatro, 3<text:span text:style-name="T2">a</text:span> coluna ao centro abaix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054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0543.png</text:p>
          </table:table-cell>
          <table:table-cell office:value-type="string" calcext:value-type="string">
            <text:p>Teatro, 2<text:span text:style-name="T2">a</text:span> coluna ao centro abaixo, “Ao Acaso das Ruas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2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 e Folhetim</text:p>
          </table:table-cell>
          <table:table-cell table:content-validation-name="val1" office:value-type="string" calcext:value-type="string">
            <text:p>TV</text:p>
          </table:table-cell>
          <table:table-cell office:value-type="string" calcext:value-type="string">
            <text:p>Canal 2, Ponto de Encontro</text:p>
          </table:table-cell>
          <table:table-cell table:content-validation-name="val2" office:value-type="string" calcext:value-type="string">
            <text:p>Participação de Irene (foto) e Marcus Vinícius no programa Ponto de Encontro, eles cantam e falam de suas regiões de origem.</text:p>
          </table:table-cell>
          <table:table-cell office:value-type="string" calcext:value-type="string">
            <text:p>Tv Cultura</text:p>
          </table:table-cell>
          <table:table-cell office:value-type="string" calcext:value-type="string">
            <text:p>4230565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30565.png</text:p>
          </table:table-cell>
          <table:table-cell office:value-type="string" calcext:value-type="string">
            <text:p>Destaques de hoje na televisão, 2a colun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131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1313.png</text:p>
          </table:table-cell>
          <table:table-cell office:value-type="string" calcext:value-type="string">
            <text:p>Teatro, 1<text:span text:style-name="T2">a</text:span> coluna embaix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250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2504.png</text:p>
          </table:table-cell>
          <table:table-cell office:value-type="string" calcext:value-type="string">
            <text:p>Teatro, 1<text:span text:style-name="T2">a</text:span> coluna centro, “Ao Acaso das Ruas”, no mei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297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2977.png</text:p>
          </table:table-cell>
          <table:table-cell office:value-type="string" calcext:value-type="string">
            <text:p>Teatro, 1<text:span text:style-name="T2">a</text:span> coluna centro, “Ao Acaso das Ruas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2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 (foto), último dia de apresentação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329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3295.png</text:p>
          </table:table-cell>
          <table:table-cell office:value-type="string" calcext:value-type="string">
            <text:p>Teatro, “Ao Acaso das Ruas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3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V</text:p>
          </table:table-cell>
          <table:table-cell office:value-type="string" calcext:value-type="string">
            <text:p>Canal 2, Ponto de Encontro</text:p>
          </table:table-cell>
          <table:table-cell table:content-validation-name="val2" office:value-type="string" calcext:value-type="string">
            <text:p>Participação de Irene (foto) e Marcus Vinícius no programa Ponto de Encontro.</text:p>
          </table:table-cell>
          <table:table-cell office:value-type="string" calcext:value-type="string">
            <text:p>Tv Cultura</text:p>
          </table:table-cell>
          <table:table-cell office:value-type="string" calcext:value-type="string">
            <text:p>423006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0062.png</text:p>
          </table:table-cell>
          <table:table-cell office:value-type="string" calcext:value-type="string">
            <text:p>Destaques de hoje na televisão, 2a coluna, penu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3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V</text:p>
          </table:table-cell>
          <table:table-cell office:value-type="string" calcext:value-type="string">
            <text:p>Canal 2, Ponto de Encontro</text:p>
          </table:table-cell>
          <table:table-cell table:content-validation-name="val2" office:value-type="string" calcext:value-type="string">
            <text:p>Marcos Vinicius</text:p>
          </table:table-cell>
          <table:table-cell/>
          <table:table-cell office:value-type="string" calcext:value-type="string">
            <text:p>4230953h.png</text:p>
          </table:table-cell>
          <table:table-cell table:content-validation-name="val3"/>
          <table:table-cell office:value-type="string" calcext:value-type="string">
            <text:p>4230953.png</text:p>
          </table:table-cell>
          <table:table-cell office:value-type="string" calcext:value-type="string">
            <text:p>Destaques de hoje na televisão, 2a coluna, penu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4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Descrição do formato do Projeto Musical Funarte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35342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35342.png</text:p>
          </table:table-cell>
          <table:table-cell office:value-type="string" calcext:value-type="string">
            <text:p>Diversos cantores no “Projeto Musical Funarte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 Participação especial de Fabio Leal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0683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6831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 Participação especial de Fabio Leal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0752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7527.png</text:p>
          </table:table-cell>
          <table:table-cell office:value-type="string" calcext:value-type="string">
            <text:p>Shows, 2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0756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7560.png</text:p>
          </table:table-cell>
          <table:table-cell office:value-type="string" calcext:value-type="string">
            <text:p>As novas cantoras do rádio, 5<text:span text:style-name="T2">a</text:span> linha, 5<text:span text:style-name="T2">a</text:span> colun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093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0931.png</text:p>
          </table:table-cell>
          <table:table-cell office:value-type="string" calcext:value-type="string">
            <text:p>As novas cantoras do rádio, 4<text:span text:style-name="T2">a</text:span> linha, 2<text:span text:style-name="T2">a</text:span> colun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Vagando” de Rosa Maria</text:p>
          </table:table-cell>
          <table:table-cell table:content-validation-name="val2" office:value-type="string" calcext:value-type="string">
            <text:p>Critica de lançamento do disco “Vagando” de Rosa Maria</text:p>
          </table:table-cell>
          <table:table-cell/>
          <table:table-cell office:value-type="string" calcext:value-type="string">
            <text:p>4311466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11466.png</text:p>
          </table:table-cell>
          <table:table-cell office:value-type="string" calcext:value-type="string">
            <text:p>Um novo espaço para Rosa Maria na MPB, 3<text:span text:style-name="T2">o</text:span>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4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1466hb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1466.png</text:p>
          </table:table-cell>
          <table:table-cell office:value-type="string" calcext:value-type="string">
            <text:p>As novas cantoras do rádi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Vagando” de Rosa Maria</text:p>
          </table:table-cell>
          <table:table-cell table:content-validation-name="val2" office:value-type="string" calcext:value-type="string">
            <text:p>Breve descrição do disco “Vagando” lançado por Rosa Maria</text:p>
          </table:table-cell>
          <table:table-cell/>
          <table:table-cell office:value-type="string" calcext:value-type="string">
            <text:p>431147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1475.png</text:p>
          </table:table-cell>
          <table:table-cell office:value-type="string" calcext:value-type="string">
            <text:p>Fortes muda de gênero, Bennett prepara a chegada, 2<text:span text:style-name="T2">o</text:span>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4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182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1822.png</text:p>
          </table:table-cell>
          <table:table-cell office:value-type="string" calcext:value-type="string">
            <text:p>As novas cantoras do rád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4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221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2217.png</text:p>
          </table:table-cell>
          <table:table-cell office:value-type="string" calcext:value-type="string">
            <text:p>As novas cantoras do rádi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5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Apresentação das cantoras e descrição do formato do Projeto Musical Funarte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2697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42697.png</text:p>
          </table:table-cell>
          <table:table-cell office:value-type="string" calcext:value-type="string">
            <text:p>As novas cantoras do rádio, 1<text:span text:style-name="T2">o</text:span> paragrafo e 1<text:span text:style-name="T2">o</text:span> da 2<text:span text:style-name="T2">a</text:span>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A Luta Democratica : Um jornal de luta feito por homens que lutam pelos que não podem luta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7941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/>
          <table:table-cell office:value-type="string" calcext:value-type="string">
            <text:p>I00665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66595-2Alt=002929Lar=001884LargOri=004152AltOri=006454.JPG</text:p>
          </table:table-cell>
          <table:table-cell office:value-type="string" calcext:value-type="string">
            <text:p>A noite é o espetáculo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Vários: Teatro Dulcina - Rua Alcindo Guanabara, 17, Centro, Rio de Janeiro, RJ; Teatro Sesc - Av. Automóvel Clube, 66, Centro, São João de Meriti, RJ; Teatro Rondon Pacheco - Rua Santos Dumont, 517, Centro, Uberlândia, MG; Teatro do Centro de Convivência - Praça Imprensa Fluminense, Cambuí, Campinas, SP; Teatro Cacilda Becker - Praça Samuel Sabatini, 50, Centro, São Bernardo do Campo, SP; Teatro Ouro Verde - Rua Maranhão, 85, Centro, Londrina, PR; Teatro Álvaro de Carvalho - Rua Marechal Guilherme, 26, Centro, Florianópolis, SC; Teatro Carlos Gomes – Rua XV de Novembro, 1181, Centro, Blumenau, SC</text:p>
          </table:table-cell>
          <table:table-cell office:value-type="string" calcext:value-type="string">
            <text:p>I000736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7367-2Alt=002998Lar=001884LargOri=004257AltOri=006774.JPG</text:p>
          </table:table-cell>
          <table:table-cell office:value-type="string" calcext:value-type="string">
            <text:p>Contraponto, Em trânsito, 1o. parágraf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5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Em notícia de shows do Gil e Jimmy Cliff, o jornalista destaca o show da Irene pelo Projeto Musical Funarte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7854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17854.png</text:p>
          </table:table-cell>
          <table:table-cell office:value-type="string" calcext:value-type="string">
            <text:p>Gil e Jimmy Cliff, para ninguém perder, 1<text:span text:style-name="T2">a</text:span> coluna no fi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Apresentação do show nomeado de “Dia de Festa” que foi apresentado no Projeto Musical Funarte. Breve entrevista.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099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318099.png</text:p>
          </table:table-cell>
          <table:table-cell office:value-type="string" calcext:value-type="string">
            <text:p>Irene Portela, música e poesi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104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18104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23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8230.png</text:p>
          </table:table-cell>
          <table:table-cell office:value-type="string" calcext:value-type="string">
            <text:p>Headline e 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38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8386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 (foto)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544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318544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488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4884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7511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Vários: Teatro Dulcina - Rua Alcindo Guanabara, 17, Centro, Rio de Janeiro, RJ; Teatro Sesc - Av. Automóvel Clube, 66, Centro, São João de Meriti, RJ; Teatro Rondon Pacheco - Rua Santos Dumont, 517, Centro, Uberlândia, MG; Teatro do Centro de Convivência - Praça Imprensa Fluminense, Cambuí, Campinas, SP; Teatro Cacilda Becker - Praça Samuel Sabatini, 50, Centro, São Bernardo do Campo, SP; Teatro Ouro Verde - Rua Maranhão, 85, Centro, Londrina, PR; Teatro Álvaro de Carvalho - Rua Marechal Guilherme, 26, Centro, Florianópolis, SC; Teatro Carlos Gomes – Rua XV de Novembro, 1181, Centro, Blumenau, SC</text:p>
          </table:table-cell>
          <table:table-cell office:value-type="string" calcext:value-type="string">
            <text:p>I014211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42119-2Alt=002787Lar=001884LargOri=004422AltOri=006542.JPG</text:p>
          </table:table-cell>
          <table:table-cell office:value-type="string" calcext:value-type="string">
            <text:p>Projetos, Roteiro e as duplas, 2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578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5786.png</text:p>
          </table:table-cell>
          <table:table-cell office:value-type="string" calcext:value-type="string">
            <text:p>Headline e 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598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5987.png</text:p>
          </table:table-cell>
          <table:table-cell office:value-type="string" calcext:value-type="string">
            <text:p>Shows, Irene Portela, cent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5998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45998.png</text:p>
          </table:table-cell>
          <table:table-cell office:value-type="string" calcext:value-type="string">
            <text:p>As novas cantoras do rádio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616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6162.png</text:p>
          </table:table-cell>
          <table:table-cell office:value-type="string" calcext:value-type="string">
            <text:p>Headline e 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 (foto)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6458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46458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6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4<text:span text:style-name="T2">a</text:span> Semana Guiomar Novaes em São João da Boa vista</text:p>
          </table:table-cell>
          <table:table-cell table:content-validation-name="val2" office:value-type="string" calcext:value-type="string">
            <text:p>A semana cultural contou com a participação de Irene, Toquinho e a Banda de Pífanos de Caruaru; entre outros</text:p>
          </table:table-cell>
          <table:table-cell/>
          <table:table-cell office:value-type="string" calcext:value-type="string">
            <text:p>4246882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46882.png</text:p>
          </table:table-cell>
          <table:table-cell office:value-type="string" calcext:value-type="string">
            <text:p>Regional, São João fará a programação Guiomar Nova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1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6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table:style-name="ce7"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008234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008234-2Alt=002976Lar=001884LargOri=004270AltOri=006744.JPG</text:p>
          </table:table-cell>
          <table:table-cell office:value-type="string" calcext:value-type="string">
            <text:p>A surpresa é Agnaldo Timóteo, 3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1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table:style-name="ce7"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00853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8537-2Alt=003015Lar=001884LargOri=004272AltOri=006837.JPG</text:p>
          </table:table-cell>
          <table:table-cell office:value-type="string" calcext:value-type="string">
            <text:p>Show, Projeto Pixinguinh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2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3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table:style-name="ce7"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00858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8587-2Alt=003019Lar=001884LargOri=004268AltOri=006838.JPG</text:p>
          </table:table-cell>
          <table:table-cell office:value-type="string" calcext:value-type="string">
            <text:p>Show, 1a. coluna de atrações, penúltima atração, Projeto Pixinguinh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2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Teatro Sesc - Av. Automóvel Clube, 66, Centro, São João de Meriti, RJ</text:p>
          </table:table-cell>
          <table:table-cell office:value-type="string" calcext:value-type="string">
            <text:p>I000881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8813-2Alt=002978Lar=001884LargOri=004228AltOri=006682.JPG</text:p>
          </table:table-cell>
          <table:table-cell office:value-type="string" calcext:value-type="string">
            <text:p>Show, Projeto Pixinguinha.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1980.06.25</text:p>
          </table:table-cell>
          <table:table-cell table:style-name="ce7" office:value-type="string" calcext:value-type="string">
            <text:p>Hemeroteca da Biblioteca Nacional</text:p>
          </table:table-cell>
          <table:table-cell table:style-name="ce7" office:value-type="string" calcext:value-type="string">
            <text:p>A Luta Democratica : Um jornal de luta feito por homens que lutam pelos que não podem lutar</text:p>
          </table:table-cell>
          <table:table-cell table:style-name="ce7" office:value-type="string" calcext:value-type="string">
            <text:p>RJ</text:p>
          </table:table-cell>
          <table:table-cell table:style-name="ce7" office:value-type="string" calcext:value-type="string">
            <text:p>Edição 07963</text:p>
          </table:table-cell>
          <table:table-cell table:style-name="ce7" table:content-validation-name="val1" office:value-type="string" calcext:value-type="string">
            <text:p>Show</text:p>
          </table:table-cell>
          <table:table-cell table:style-name="ce7" office:value-type="string" calcext:value-type="string">
            <text:p>Projeto Pixinguinha</text:p>
          </table:table-cell>
          <table:table-cell table:style-name="ce7" table:content-validation-name="val2" office:value-type="string" calcext:value-type="string">
            <text:p>Com Quinteto Violado e Elomar</text:p>
          </table:table-cell>
          <table:table-cell table:style-name="ce7" office:value-type="string" calcext:value-type="string">
            <text:p>Teatro Dulcina - Rua Alcindo Guanabara, 17, Centro, Rio de Janeiro, RJ</text:p>
          </table:table-cell>
          <table:table-cell table:style-name="ce7" office:value-type="string" calcext:value-type="string">
            <text:p>I0066793.png</text:p>
          </table:table-cell>
          <table:table-cell table:style-name="ce7" table:content-validation-name="val3" office:value-type="string" calcext:value-type="string">
            <text:p>Baixo</text:p>
          </table:table-cell>
          <table:table-cell table:style-name="ce7" office:value-type="string" calcext:value-type="string">
            <text:p>I0066793-2Alt=002911Lar=001884LargOri=004197AltOri=006484.JPG</text:p>
          </table:table-cell>
          <table:table-cell table:style-name="ce7" office:value-type="string" calcext:value-type="string">
            <text:p>A noite é o espetáculo, 4o. bloco.</text:p>
          </table:table-cell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1980.06.2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Teatro Sesc - Av. Automóvel Clube, 66, Centro, São João de Meriti, RJ</text:p>
          </table:table-cell>
          <table:table-cell office:value-type="string" calcext:value-type="string">
            <text:p>I000885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8851-2Alt=002975Lar=001884LargOri=004232AltOri=006683.JPG</text:p>
          </table:table-cell>
          <table:table-cell office:value-type="string" calcext:value-type="string">
            <text:p>Show, Projeto Pixinguinh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7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Região Sul</text:p>
          </table:table-cell>
          <table:table-cell office:value-type="string" calcext:value-type="string">
            <text:p>I001024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10244-2Alt=002426Lar=001453LargOri=003906AltOri=006521.JPG</text:p>
          </table:table-cell>
          <table:table-cell office:value-type="string" calcext:value-type="string">
            <text:p>Quinteto Violado… 1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nfiteatro Cacilda Becker – Paço Municipal, Praça Samuel Sabatini, 50, Centro, São Bernardo do Campo, SP</text:p>
          </table:table-cell>
          <table:table-cell office:value-type="string" calcext:value-type="string">
            <text:p>4320854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20854.png</text:p>
          </table:table-cell>
          <table:table-cell office:value-type="string" calcext:value-type="string">
            <text:p>Projeto Pixinguinh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3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3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Equatorial” de Teti</text:p>
          </table:table-cell>
          <table:table-cell table:content-validation-name="val2" office:value-type="string" calcext:value-type="string">
            <text:p>Crítica do disco da Teti, o autor comenta brevemente sobre a convicção da Irene</text:p>
          </table:table-cell>
          <table:table-cell/>
          <table:table-cell office:value-type="string" calcext:value-type="string">
            <text:p>I000918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9189-2Alt=002936Lar=001884LargOri=004277AltOri=006664.JPG</text:p>
          </table:table-cell>
          <table:table-cell office:value-type="string" calcext:value-type="string">
            <text:p>Quixadá já tem a sua cantora de Bossa Nova, 2o. parágraf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7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2388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3880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7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2414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4149.png</text:p>
          </table:table-cell>
          <table:table-cell office:value-type="string" calcext:value-type="string">
            <text:p>Shows, 2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7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2470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4708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7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1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 office:value-type="string" calcext:value-type="string">
            <text:p>Donana era um monólogo</text:p>
          </table:table-cell>
          <table:table-cell office:value-type="string" calcext:value-type="string">
            <text:p>Teatro Leopoldo Fróes – Rua Manoel de Abreu 16, Centro, Niterói, RJ</text:p>
          </table:table-cell>
          <table:table-cell office:value-type="string" calcext:value-type="string">
            <text:p>I001062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10629-2Alt=002969Lar=001884LargOri=004279AltOri=006744.JPG</text:p>
          </table:table-cell>
          <table:table-cell office:value-type="string" calcext:value-type="string">
            <text:p>Teatro, segundo bloco, terceira coluna, Donana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8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Fonte Nova” de Chico Maranhão</text:p>
          </table:table-cell>
          <table:table-cell table:content-validation-name="val2" office:value-type="string" calcext:value-type="string">
            <text:p>Breve crítica do disco “Fonte Nova” do Chico Maranhão</text:p>
          </table:table-cell>
          <table:table-cell/>
          <table:table-cell office:value-type="string" calcext:value-type="string">
            <text:p>425857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58574.png</text:p>
          </table:table-cell>
          <table:table-cell office:value-type="string" calcext:value-type="string">
            <text:p>Discos/Lançamentos, 2<text:span text:style-name="T2">a</text:span> coluna, centro, Chico Maranhã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8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Anuncio do show de Deo Lopes</text:p>
          </table:table-cell>
          <table:table-cell table:content-validation-name="val2"/>
          <table:table-cell office:value-type="string" calcext:value-type="string">
            <text:p>Teatro Tuquinha – Rua Monte Alegre, 1024, Perdizes, São Paulo, SP</text:p>
          </table:table-cell>
          <table:table-cell office:value-type="string" calcext:value-type="string">
            <text:p>425917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59170.png</text:p>
          </table:table-cell>
          <table:table-cell office:value-type="string" calcext:value-type="string">
            <text:p>Shows, 1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8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Acorde do Teatro do Bexiga</text:p>
          </table:table-cell>
          <table:table-cell table:content-validation-name="val2" office:value-type="string" calcext:value-type="string">
            <text:p>Anúncio.</text:p>
          </table:table-cell>
          <table:table-cell table:style-name="ce7" office:value-type="string" calcext:value-type="string">
            <text:p>Teatro do Bexiga – Rua Rui Barbosa, 672, Bela Vista, São Paulo, SP</text:p>
          </table:table-cell>
          <table:table-cell office:value-type="string" calcext:value-type="string">
            <text:p>432471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4711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8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Acorde do Teatro do Bexiga</text:p>
          </table:table-cell>
          <table:table-cell table:content-validation-name="val2" office:value-type="string" calcext:value-type="string">
            <text:p>Breve descrição.</text:p>
          </table:table-cell>
          <table:table-cell table:style-name="ce7" office:value-type="string" calcext:value-type="string">
            <text:p>Teatro do Bexiga – Rua Rui Barbosa, 672, Bela Vista, São Paulo, SP</text:p>
          </table:table-cell>
          <table:table-cell office:value-type="string" calcext:value-type="string">
            <text:p>4324745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24745.png</text:p>
          </table:table-cell>
          <table:table-cell office:value-type="string" calcext:value-type="string">
            <text:p>Shows, Transe, coração e venen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8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Acorde do Teatro do Bexiga</text:p>
          </table:table-cell>
          <table:table-cell table:content-validation-name="val2" office:value-type="string" calcext:value-type="string">
            <text:p>Anúncio.</text:p>
          </table:table-cell>
          <table:table-cell table:style-name="ce7" office:value-type="string" calcext:value-type="string">
            <text:p>Teatro do Bexiga – Rua Rui Barbosa, 672, Bela Vista, São Paulo, SP</text:p>
          </table:table-cell>
          <table:table-cell office:value-type="string" calcext:value-type="string">
            <text:p>432495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4955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7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073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0738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7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094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0943.png</text:p>
          </table:table-cell>
          <table:table-cell office:value-type="string" calcext:value-type="string">
            <text:p>Headline e 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7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112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1127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Maricene” de Maricene Costa</text:p>
          </table:table-cell>
          <table:table-cell table:content-validation-name="val2" office:value-type="string" calcext:value-type="string">
            <text:p>“Bailarina”, composição de Irene, para a peça “Três Dias Com Donana” de 1974</text:p>
          </table:table-cell>
          <table:table-cell table:style-name="ce7"/>
          <table:table-cell office:value-type="string" calcext:value-type="string">
            <text:p>426192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1927.png</text:p>
          </table:table-cell>
          <table:table-cell office:value-type="string" calcext:value-type="string">
            <text:p>Maricene grava enfim seu LP, 1<text:span text:style-name="T2">o</text:span> paragrafo e 1<text:span text:style-name="T2">o</text:span> da 2<text:span text:style-name="T2">a</text:span> colun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7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227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2272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1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7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244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2447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7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259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2593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11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Apresentação do show de Cauby Peixoto.</text:p>
          </table:table-cell>
          <table:table-cell table:style-name="ce7"/>
          <table:table-cell office:value-type="string" calcext:value-type="string">
            <text:p>427014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0147.png</text:p>
          </table:table-cell>
          <table:table-cell office:value-type="string" calcext:value-type="string">
            <text:p>Espetáculos arejados, com Caubi e Matogrosso, final do 2<text:span text:style-name="T2">o</text:span> paragraf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11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Folhinh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Projeto: Arte Escola Formação e Informação</text:p>
          </table:table-cell>
          <table:table-cell table:content-validation-name="val2" office:value-type="string" calcext:value-type="string">
            <text:p>Teatro Célia Helena</text:p>
          </table:table-cell>
          <table:table-cell table:style-name="ce7"/>
          <table:table-cell office:value-type="string" calcext:value-type="string">
            <text:p>433123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31237.png</text:p>
          </table:table-cell>
          <table:table-cell office:value-type="string" calcext:value-type="string">
            <text:p>A “barra” está em cartaz, 6<text:span text:style-name="T2">o</text:span> paragraf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12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Projeto: Arte Escola Formação e Informação</text:p>
          </table:table-cell>
          <table:table-cell table:content-validation-name="val2" office:value-type="string" calcext:value-type="string">
            <text:p>Teatro Célia Helena</text:p>
          </table:table-cell>
          <table:table-cell table:style-name="ce7"/>
          <table:table-cell office:value-type="string" calcext:value-type="string">
            <text:p>427560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5602.png</text:p>
          </table:table-cell>
          <table:table-cell office:value-type="string" calcext:value-type="string">
            <text:p>A temporada nas peruas do SNT, 2<text:span text:style-name="T2">a</text:span> coluna, 2<text:span text:style-name="T2">o</text:span> paragraf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12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7" office:value-type="string" calcext:value-type="string">
            <text:p>Bar do IAB – Rua Bento Freitas, 306, República, São Paulo, SP</text:p>
          </table:table-cell>
          <table:table-cell office:value-type="string" calcext:value-type="string">
            <text:p>433231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32316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1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com Eliane Estevão</text:p>
          </table:table-cell>
          <table:table-cell table:content-validation-name="val2" office:value-type="string" calcext:value-type="string">
            <text:p>Anúncio.</text:p>
          </table:table-cell>
          <table:table-cell table:style-name="ce7" office:value-type="string" calcext:value-type="string">
            <text:p>Taverna Boêmia – Rua Treze de Maio, 37, Bela Vista, São Paulo, SP</text:p>
          </table:table-cell>
          <table:table-cell office:value-type="string" calcext:value-type="string">
            <text:p>430281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2810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1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Foto</text:p>
          </table:table-cell>
          <table:table-cell table:style-name="ce7" office:value-type="string" calcext:value-type="string">
            <text:p>Bar Assanhado – Rua Abílio Soares, 201, Paraíso, São Paulo, SP</text:p>
          </table:table-cell>
          <table:table-cell office:value-type="string" calcext:value-type="string">
            <text:p>4306077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306077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1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 table:style-name="ce7" office:value-type="string" calcext:value-type="string">
            <text:p>Bar Assanhado – Rua Abílio Soares, 201, Paraíso, São Paulo, SP</text:p>
          </table:table-cell>
          <table:table-cell office:value-type="string" calcext:value-type="string">
            <text:p>430611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6116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636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6366.png</text:p>
          </table:table-cell>
          <table:table-cell office:value-type="string" calcext:value-type="string">
            <text:p>Shows, 1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671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6716.png</text:p>
          </table:table-cell>
          <table:table-cell office:value-type="string" calcext:value-type="string">
            <text:p>Shows, 1<text:span text:style-name="T2">a</text:span> coluna no final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705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7053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7334h.png</text:p>
          </table:table-cell>
          <table:table-cell table:content-validation-name="val3" office:value-type="string" calcext:value-type="string">
            <text:p>Baixo</text:p>
          </table:table-cell>
          <table:table-cell table:style-name="ce7" office:value-type="string" calcext:value-type="string">
            <text:p>4307334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779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7794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900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9000.png</text:p>
          </table:table-cell>
          <table:table-cell office:value-type="string" calcext:value-type="string">
            <text:p>Shows, 1<text:span text:style-name="T2">a</text:span> coluna, Deo Lop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4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alomares</text:p>
          </table:table-cell>
          <table:table-cell table:content-validation-name="val2" office:value-type="string" calcext:value-type="string">
            <text:p>Nova temporada</text:p>
          </table:table-cell>
          <table:table-cell office:value-type="string" calcext:value-type="string">
            <text:p>Biblioteca Mário de Andrade – Rua da Consolação, 94, República, São Paulo, SP</text:p>
          </table:table-cell>
          <table:table-cell office:value-type="string" calcext:value-type="string">
            <text:p>430901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9019.png</text:p>
          </table:table-cell>
          <table:table-cell office:value-type="string" calcext:value-type="string">
            <text:p>Bonecos contam tragedia de Palomar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934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9349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309725hb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9725.png</text:p>
          </table:table-cell>
          <table:table-cell office:value-type="string" calcext:value-type="string">
            <text:p>Headline, 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972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9725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1000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0009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1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1054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0548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6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317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025317-20Alt=003009Lar=001884LargOri=004230AltOri=006753.JPG</text:p>
          </table:table-cell>
          <table:table-cell office:value-type="string" calcext:value-type="string">
            <text:p>O som nosso de cada dia, Pauta Nordestina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408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025408-2Alt=003044Lar=001884LargOri=004243AltOri=006856.JPG</text:p>
          </table:table-cell>
          <table:table-cell office:value-type="string" calcext:value-type="string">
            <text:p>Show, Sem entusiasmo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46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468-2Alt=003033Lar=001884LargOri=004182AltOri=006732.JPG</text:p>
          </table:table-cell>
          <table:table-cell office:value-type="string" calcext:value-type="string">
            <text:p>Show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9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50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505-2Alt=003037Lar=001884LargOri=004177AltOri=006734.JPG</text:p>
          </table:table-cell>
          <table:table-cell office:value-type="string" calcext:value-type="string">
            <text:p>Show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0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54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543-2Alt=003041Lar=001884LargOri=004209AltOri=006795.JPG</text:p>
          </table:table-cell>
          <table:table-cell office:value-type="string" calcext:value-type="string">
            <text:p>Show, 2a. coluna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1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58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586-2Alt=003033Lar=001884LargOri=004211AltOri=006778.JPG</text:p>
          </table:table-cell>
          <table:table-cell office:value-type="string" calcext:value-type="string">
            <text:p>Show, penúltima coluna do lado direito da mão da cantora da foto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3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61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618-2Alt=003028Lar=001884LargOri=004216AltOri=006774.JPG</text:p>
          </table:table-cell>
          <table:table-cell office:value-type="string" calcext:value-type="string">
            <text:p>Show, 3a. coluna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6.0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5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7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795-2Alt=002941Lar=001884LargOri=004323AltOri=006748.JPG</text:p>
          </table:table-cell>
          <table:table-cell office:value-type="string" calcext:value-type="string">
            <text:p>Show, 1a. coluna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6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6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83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831-2Alt=002958Lar=001884LargOri=004270AltOri=006706.JPG</text:p>
          </table:table-cell>
          <table:table-cell office:value-type="string" calcext:value-type="string">
            <text:p>Show, 4a. coluna, Irene Portela e Eliana Estevã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6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87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870-2Alt=002995Lar=001884LargOri=004310AltOri=006853.JPG</text:p>
          </table:table-cell>
          <table:table-cell office:value-type="string" calcext:value-type="string">
            <text:p>Show, 3<text:span text:style-name="T2">a</text:span>. coluna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7848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Coração de Indio” de Carlos Pita</text:p>
          </table:table-cell>
          <table:table-cell table:content-validation-name="val2" office:value-type="string" calcext:value-type="string">
            <text:p>Lançamento do segundo elepê do Carlos Pita com participação especial de Irene na música "Casa das Flautas"</text:p>
          </table:table-cell>
          <table:table-cell/>
          <table:table-cell office:value-type="string" calcext:value-type="string">
            <text:p>I0147429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47429-2Alt=002982Lar=001884LargOri=004354AltOri=006892.JPG</text:p>
          </table:table-cell>
          <table:table-cell office:value-type="string" calcext:value-type="string">
            <text:p>O bom Carlos Pita, 3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0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Vozes do Brasil</text:p>
          </table:table-cell>
          <table:table-cell table:content-validation-name="val2" office:value-type="string" calcext:value-type="string">
            <text:p>Premeditando o Breque e Irene</text:p>
          </table:table-cell>
          <table:table-cell office:value-type="string" calcext:value-type="string">
            <text:p>Circo Mal-Me-Quer – Praça Roosevelt, São Paulo, SP</text:p>
          </table:table-cell>
          <table:table-cell office:value-type="string" calcext:value-type="string">
            <text:p>4208847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08847.png</text:p>
          </table:table-cell>
          <table:table-cell office:value-type="string" calcext:value-type="string">
            <text:p>Circo Mal-Me-Quer, um novo espaço musical na cida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0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Vozes do Brasil</text:p>
          </table:table-cell>
          <table:table-cell table:content-validation-name="val2" office:value-type="string" calcext:value-type="string">
            <text:p>Premeditando o Breque e Irene (foto)</text:p>
          </table:table-cell>
          <table:table-cell office:value-type="string" calcext:value-type="string">
            <text:p>Circo Mal-Me-Quer – Praça Roosevelt, São Paulo, SP</text:p>
          </table:table-cell>
          <table:table-cell office:value-type="string" calcext:value-type="string">
            <text:p>4208860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08860.png</text:p>
          </table:table-cell>
          <table:table-cell office:value-type="string" calcext:value-type="string">
            <text:p>Shows – Teatro, Vozes do Bras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0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Vozes do Brasil</text:p>
          </table:table-cell>
          <table:table-cell table:content-validation-name="val2" office:value-type="string" calcext:value-type="string">
            <text:p>Premeditando o Breque e Irene</text:p>
          </table:table-cell>
          <table:table-cell office:value-type="string" calcext:value-type="string">
            <text:p>Circo Mal-Me-Quer – Praça Roosevelt, São Paulo, SP</text:p>
          </table:table-cell>
          <table:table-cell office:value-type="string" calcext:value-type="string">
            <text:p>420936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09366.png</text:p>
          </table:table-cell>
          <table:table-cell office:value-type="string" calcext:value-type="string">
            <text:p>Shows – Teatro, Vozes do Bras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0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Vozes do Brasil</text:p>
          </table:table-cell>
          <table:table-cell table:content-validation-name="val2" office:value-type="string" calcext:value-type="string">
            <text:p>Premeditando o Breque e Irene</text:p>
          </table:table-cell>
          <table:table-cell office:value-type="string" calcext:value-type="string">
            <text:p>Circo Mal-Me-Quer – Praça Roosevelt, São Paulo, SP</text:p>
          </table:table-cell>
          <table:table-cell office:value-type="string" calcext:value-type="string">
            <text:p>420960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09601.png</text:p>
          </table:table-cell>
          <table:table-cell office:value-type="string" calcext:value-type="string">
            <text:p>Shows – Teatro, Vozes do Bras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1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0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Circo Mal-me-quer</text:p>
          </table:table-cell>
          <table:table-cell table:content-validation-name="val2" office:value-type="string" calcext:value-type="string">
            <text:p>Inauguração do espaço</text:p>
          </table:table-cell>
          <table:table-cell office:value-type="string" calcext:value-type="string">
            <text:p>Circo Mal-Me-Quer – Praça Roosevelt, São Paulo, SP</text:p>
          </table:table-cell>
          <table:table-cell office:value-type="string" calcext:value-type="string">
            <text:p>I003262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2622-2Alt=002960Lar=001884LargOri=004280AltOri=006724.JPG</text:p>
          </table:table-cell>
          <table:table-cell office:value-type="string" calcext:value-type="string">
            <text:p>O som nosso de cada dia, Espaços Abertos, 3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2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Lançamento do livro “O movimento de mulheres, suas perspectivas”</text:p>
          </table:table-cell>
          <table:table-cell table:content-validation-name="val2" office:value-type="string" calcext:value-type="string">
            <text:p>Show da cantora Célia, acompanhada ao piano pelo maestro Eduardo Assad e Irene Portela</text:p>
          </table:table-cell>
          <table:table-cell office:value-type="string" calcext:value-type="string">
            <text:p>Teatro Ruth Escobar - Rua dos Ingleses, 209, Bela Vista, São Paulo, SP</text:p>
          </table:table-cell>
          <table:table-cell office:value-type="string" calcext:value-type="string">
            <text:p>421399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13993.png</text:p>
          </table:table-cell>
          <table:table-cell office:value-type="string" calcext:value-type="string">
            <text:p>Lançamento, Agenda 1982 – Tempo da Mulh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2.03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ês Musical Elis Regina</text:p>
          </table:table-cell>
          <table:table-cell table:content-validation-name="val2" office:value-type="string" calcext:value-type="string">
            <text:p>Anúncio da prefeitura de São Paulo</text:p>
          </table:table-cell>
          <table:table-cell/>
          <table:table-cell office:value-type="string" calcext:value-type="string">
            <text:p>430765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7650.png</text:p>
          </table:table-cell>
          <table:table-cell office:value-type="string" calcext:value-type="string">
            <text:p>Grade com show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2.03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8044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 office:value-type="string" calcext:value-type="string">
            <text:p>Músicas de Irene Portela</text:p>
          </table:table-cell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50992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50992-2Alt=002979Lar=001884LargOri=004260AltOri=006736.JPG</text:p>
          </table:table-cell>
          <table:table-cell office:value-type="string" calcext:value-type="string">
            <text:p>“Donana”, um problema social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2.03.1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ês Musical Elis Regina</text:p>
          </table:table-cell>
          <table:table-cell table:content-validation-name="val2" office:value-type="string" calcext:value-type="string">
            <text:p>Atividades em homenagem à Elis Regina, falecida em 19 de janeiro de 1982</text:p>
          </table:table-cell>
          <table:table-cell office:value-type="string" calcext:value-type="string">
            <text:p>Teatro João Caetano – Rua Borges Lagoa, 650, Vila Clementino, São Paulo, SP</text:p>
          </table:table-cell>
          <table:table-cell office:value-type="string" calcext:value-type="string">
            <text:p>431205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2052.png</text:p>
          </table:table-cell>
          <table:table-cell office:value-type="string" calcext:value-type="string">
            <text:p>Shows, Mês Musical Elis Regi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2.03.2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“Tributo à Marcus Pereira” de várioa artistas</text:p>
          </table:table-cell>
          <table:table-cell table:content-validation-name="val2" office:value-type="string" calcext:value-type="string">
            <text:p>Lançamento de disco tributo à Marcus Pereira do aniversário de 1 ano de falecimento</text:p>
          </table:table-cell>
          <table:table-cell/>
          <table:table-cell office:value-type="string" calcext:value-type="string">
            <text:p>431423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4237.png</text:p>
          </table:table-cell>
          <table:table-cell office:value-type="string" calcext:value-type="string">
            <text:p>Discos novos, Tributo a Marcus Pereir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2.03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Clementina de Jesus e Nelson Cavaquinho</text:p>
          </table:table-cell>
          <table:table-cell table:content-validation-name="val2" office:value-type="string" calcext:value-type="string">
            <text:p>Show com direção de Irene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462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4624.png</text:p>
          </table:table-cell>
          <table:table-cell office:value-type="string" calcext:value-type="string">
            <text:p>Oito dias com uma dupla de muito respeito, 2<text:span text:style-name="T2">o</text:span> para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3.11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Ana de Hollanda</text:p>
          </table:table-cell>
          <table:table-cell table:content-validation-name="val2" office:value-type="string" calcext:value-type="string">
            <text:p>Canta músicas de Irene</text:p>
          </table:table-cell>
          <table:table-cell office:value-type="string" calcext:value-type="string">
            <text:p>150 Night Club, Maksoud Plaza – Alameda Campinas, 150, Jardim Paulista, São Paulo, SP</text:p>
          </table:table-cell>
          <table:table-cell office:value-type="string" calcext:value-type="string">
            <text:p>421298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12980.png</text:p>
          </table:table-cell>
          <table:table-cell office:value-type="string" calcext:value-type="string">
            <text:p>Ultima coluna geral, Ana de Hollanda no 1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3.11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310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Ana de Hollanda</text:p>
          </table:table-cell>
          <table:table-cell table:content-validation-name="val2"/>
          <table:table-cell/>
          <table:table-cell office:value-type="string" calcext:value-type="string">
            <text:p>I00685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68508-2Alt=002369Lar=001453LargOri=003963AltOri=006460.JPG</text:p>
          </table:table-cell>
          <table:table-cell office:value-type="string" calcext:value-type="string">
            <text:p>Variedades, item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4.05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 office:value-type="string" calcext:value-type="string">
            <text:p>Biblioteca Mário de Andrade – Rua da Consolação, 94, República, São Paulo, SP</text:p>
          </table:table-cell>
          <table:table-cell office:value-type="string" calcext:value-type="string">
            <text:p>418589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185893.png</text:p>
          </table:table-cell>
          <table:table-cell office:value-type="string" calcext:value-type="string">
            <text:p>Shows, centro abaix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4.08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i vento… tudo bem?</text:p>
          </table:table-cell>
          <table:table-cell table:content-validation-name="val2"/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10955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10955.png</text:p>
          </table:table-cell>
          <table:table-cell office:value-type="string" calcext:value-type="string">
            <text:p>Teatro Infantil, Pinocchio, corujas e a natureza, 1 e 2<text:span text:style-name="T2">a</text:span>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2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84</text:p>
          </table:table-cell>
          <table:table-cell table:content-validation-name="val2" office:value-type="string" calcext:value-type="string">
            <text:p>Indicação com “Oi vento… tudo bem?”</text:p>
          </table:table-cell>
          <table:table-cell/>
          <table:table-cell office:value-type="string" calcext:value-type="string">
            <text:p>413957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139572.png</text:p>
          </table:table-cell>
          <table:table-cell office:value-type="string" calcext:value-type="string">
            <text:p>Saíram as indicações para o Mambembe 84, Teatro Infant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2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84</text:p>
          </table:table-cell>
          <table:table-cell table:content-validation-name="val2" office:value-type="string" calcext:value-type="string">
            <text:p>Ganhadora com “Oi vento… tudo bem?”</text:p>
          </table:table-cell>
          <table:table-cell/>
          <table:table-cell office:value-type="string" calcext:value-type="string">
            <text:p>4142768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142768.png</text:p>
          </table:table-cell>
          <table:table-cell office:value-type="string" calcext:value-type="string">
            <text:p>Saíram os premiados do Troféu Mambemb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5.05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Molière</text:p>
          </table:table-cell>
          <table:table-cell table:content-validation-name="val2" office:value-type="string" calcext:value-type="string">
            <text:p>Ganhadora com “Oi vento… tudo bem?”</text:p>
          </table:table-cell>
          <table:table-cell/>
          <table:table-cell office:value-type="string" calcext:value-type="string">
            <text:p>4280101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80101.png</text:p>
          </table:table-cell>
          <table:table-cell office:value-type="string" calcext:value-type="string">
            <text:p>Lista do Molière não surpreende, 1<text:span text:style-name="T2">o</text:span> para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5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Edição 00767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olière 84</text:p>
          </table:table-cell>
          <table:table-cell office:value-type="string" calcext:value-type="string">
            <text:p>Por “Oi vento… tudo bem?”</text:p>
          </table:table-cell>
          <table:table-cell/>
          <table:table-cell office:value-type="string" calcext:value-type="string">
            <text:p>I000755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7559-2Alt=002054Lar=001453LargOri=003910AltOri=005528.jpg</text:p>
          </table:table-cell>
          <table:table-cell office:value-type="string" calcext:value-type="string">
            <text:p>Urgentíssimas, 1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7.1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7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Paulo le Petit</text:p>
          </table:table-cell>
          <table:table-cell table:content-validation-name="val2"/>
          <table:table-cell/>
          <table:table-cell office:value-type="string" calcext:value-type="string">
            <text:p>I009993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9939-2Alt=002898Lar=001884LargOri=004362AltOri=006709.JPG</text:p>
          </table:table-cell>
          <table:table-cell office:value-type="string" calcext:value-type="string">
            <text:p>A volta dos pioneiros do “Rock-Brasil”, 2a. coluna, último parágraf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5.07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Molière</text:p>
          </table:table-cell>
          <table:table-cell table:content-validation-name="val2" office:value-type="string" calcext:value-type="string">
            <text:p>Ganhadora com “Oi vento… tudo bem?”</text:p>
          </table:table-cell>
          <table:table-cell/>
          <table:table-cell office:value-type="string" calcext:value-type="string">
            <text:p>415164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151645.png</text:p>
          </table:table-cell>
          <table:table-cell office:value-type="string" calcext:value-type="string">
            <text:p>Tavares de Miranda, 1<text:span text:style-name="T2">a</text:span> coluna, 1<text:span text:style-name="T2">o</text:span> paragrafo, Premio Molie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9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Edição 00873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84</text:p>
          </table:table-cell>
          <table:table-cell office:value-type="string" calcext:value-type="string">
            <text:p>Por “Oi vento… tudo bem?”</text:p>
          </table:table-cell>
          <table:table-cell/>
          <table:table-cell table:style-name="ce4" office:value-type="string" calcext:value-type="string">
            <text:p>I001018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10184-2Alt=002394Lar=001453LargOri=003965AltOri=006534.JPG</text:p>
          </table:table-cell>
          <table:table-cell office:value-type="string" calcext:value-type="string">
            <text:p>Antenas ligadas, 3a coluna, acima da fo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10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84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Zezé Mota</text:p>
          </table:table-cell>
          <table:table-cell/>
          <table:table-cell office:value-type="string" calcext:value-type="string">
            <text:p>I010359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03599-2Alt=003010Lar=001884LargOri=004214AltOri=006736.JPG</text:p>
          </table:table-cell>
          <table:table-cell office:value-type="string" calcext:value-type="string">
            <text:p>Zezé e afilhados, coluna da direita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98.12.1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Guia da Folh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Anuncio do show de Deo Lopes</text:p>
          </table:table-cell>
          <table:table-cell table:content-validation-name="val2"/>
          <table:table-cell office:value-type="string" calcext:value-type="string">
            <text:p>Grécia Café &amp; Cultura – Rua Padre Benedito de Camargo 205, Penha, São Paulo, SP</text:p>
          </table:table-cell>
          <table:table-cell office:value-type="string" calcext:value-type="string">
            <text:p>564097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5640978.jpg</text:p>
          </table:table-cell>
          <table:table-cell office:value-type="string" calcext:value-type="string">
            <text:p>Shows, 2<text:span text:style-name="T2">a</text:span> coluna, Del Lop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99.07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Folha Vale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Nota de falecimento de Irene</text:p>
          </table:table-cell>
          <table:table-cell table:content-validation-name="val2"/>
          <table:table-cell office:value-type="string" calcext:value-type="string">
            <text:p>Cemitério Horto da Paz – Rua Horto da Paz, 191, Potuvera, Itapecerica da Serra, SP</text:p>
          </table:table-cell>
          <table:table-cell office:value-type="string" calcext:value-type="string">
            <text:p>558716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558716.png</text:p>
          </table:table-cell>
          <table:table-cell office:value-type="string" calcext:value-type="string">
            <text:p>Mortes, São Paulo, Irene Portela de Mirand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99.09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Guia da Folh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Show de homenagem</text:p>
          </table:table-cell>
          <table:table-cell table:content-validation-name="val2"/>
          <table:table-cell office:value-type="string" calcext:value-type="string">
            <text:p>Teatro João Caetano – Rua Borges Lagoa, 650, Vila Clementino, São Paulo, SP</text:p>
          </table:table-cell>
          <table:table-cell office:value-type="string" calcext:value-type="string">
            <text:p>5584284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5584284.jpg</text:p>
          </table:table-cell>
          <table:table-cell office:value-type="string" calcext:value-type="string">
            <text:p>Shows, 2<text:span text:style-name="T2">a</text:span> coluna, Homenagem a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000.09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Guia da Folh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Luiz Carlos Bahia e Banda Cajarana</text:p>
          </table:table-cell>
          <table:table-cell table:content-validation-name="val2" office:value-type="string" calcext:value-type="string">
            <text:p>Repertório com músicas de Irene</text:p>
          </table:table-cell>
          <table:table-cell office:value-type="string" calcext:value-type="string">
            <text:p>Teatro Denoy de Oliveira – Rua Rui Barbosa, 323, Bela Vista, São Paulo, SP</text:p>
          </table:table-cell>
          <table:table-cell office:value-type="string" calcext:value-type="string">
            <text:p>558974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5589741.jpg</text:p>
          </table:table-cell>
          <table:table-cell office:value-type="string" calcext:value-type="string">
            <text:p>Shows, 1<text:span text:style-name="T2">a</text:span> coluna final, Luiz Carlos Bahia e Banda Cajarana</text:p>
          </table:table-cell>
          <table:table-cell table:number-columns-repeated="1009"/>
        </table:table-row>
      </table:table>
      <table:table table:name="Catálogo" table:style-name="ta1">
        <table:table-column table:style-name="co16" table:default-cell-style-name="ce37"/>
        <table:table-column table:style-name="co17" table:default-cell-style-name="ce37"/>
        <table:table-column table:style-name="co18" table:default-cell-style-name="ce40"/>
        <table:table-column table:style-name="co19" table:default-cell-style-name="ce37"/>
        <table:table-column table:style-name="co20" table:default-cell-style-name="ce37"/>
        <table:table-column table:style-name="co21" table:default-cell-style-name="ce37"/>
        <table:table-column table:style-name="co22" table:default-cell-style-name="ce37"/>
        <table:table-column table:style-name="co11" table:number-columns-repeated="1016" table:default-cell-style-name="ce37"/>
        <table:table-row table:style-name="ro1">
          <table:table-cell table:style-name="ce11" office:value-type="string" calcext:value-type="string">
            <text:p>Artista</text:p>
          </table:table-cell>
          <table:table-cell table:style-name="ce11" office:value-type="string" calcext:value-type="string">
            <text:p>Disco</text:p>
          </table:table-cell>
          <table:table-cell table:style-name="ce17" office:value-type="string" calcext:value-type="string">
            <text:p>Ano</text:p>
          </table:table-cell>
          <table:table-cell table:style-name="ce11" office:value-type="string" calcext:value-type="string">
            <text:p>Formato</text:p>
          </table:table-cell>
          <table:table-cell table:style-name="ce11" office:value-type="string" calcext:value-type="string">
            <text:p>Música</text:p>
          </table:table-cell>
          <table:table-cell table:style-name="ce11" office:value-type="string" calcext:value-type="string">
            <text:p>Detalhe</text:p>
          </table:table-cell>
          <table:table-cell table:style-name="ce11" office:value-type="string" calcext:value-type="string">
            <text:p>Comprar</text:p>
          </table:table-cell>
          <table:table-cell table:style-name="ce11" office:value-type="string" calcext:value-type="string">
            <text:p>Youtube</text:p>
          </table:table-cell>
          <table:table-cell table:style-name="ce12" table:number-columns-repeated="1015"/>
        </table:table-row>
        <table:table-row table:style-name="ro1">
          <table:table-cell table:style-name="ce36" office:value-type="string" calcext:value-type="string">
            <text:p>Luiz Vieira </text:p>
          </table:table-cell>
          <table:table-cell table:style-name="ce36" office:value-type="string" calcext:value-type="string">
            <text:p>Em Tempo de Verdade 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Você Vai Ver</text:p>
          </table:table-cell>
          <table:table-cell office:value-type="string" calcext:value-type="string">
            <text:p>Composição de Irene Portela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Dércio Marques </text:p>
          </table:table-cell>
          <table:table-cell table:style-name="ce36" office:value-type="string" calcext:value-type="string">
            <text:p>Canto Forte 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abiá</text:p>
          </table:table-cell>
          <table:table-cell office:value-type="string" calcext:value-type="string">
            <text:p>Voz</text:p>
          </table:table-cell>
          <table:table-cell table:style-name="ce42" office:value-type="string" calcext:value-type="string">
            <text:p>Comprado</text:p>
          </table:table-cell>
          <table:table-cell office:value-type="string" calcext:value-type="string">
            <text:p><text:a xlink:href="https://www.youtube.com/watch?v=9S1ie0n4GdQ&amp;t=38s" xlink:type="simple">https://www.youtube.com/watch?v=9S1ie0n4GdQ&amp;t=38s</text:a>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Vários</text:p>
          </table:table-cell>
          <table:table-cell table:style-name="ce36" office:value-type="string" calcext:value-type="string">
            <text:p>MPB 1o Festival Universitário da Música Popular Brasileira 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A Malhação</text:p>
          </table:table-cell>
          <table:table-cell office:value-type="string" calcext:value-type="string">
            <text:p>Voz</text:p>
          </table:table-cell>
          <table:table-cell table:style-name="ce42" office:value-type="string" calcext:value-type="string">
            <text:p>Comprado</text:p>
          </table:table-cell>
          <table:table-cell office:value-type="string" calcext:value-type="string">
            <text:p><text:a xlink:href="https://www.youtube.com/watch?v=HWsTf_kcZlo" xlink:type="simple">https://www.youtube.com/watch?v=HWsTf_kcZlo</text:a></text:p>
          </table:table-cell>
          <table:table-cell table:number-columns-repeated="1015"/>
        </table:table-row>
        <table:table-row table:style-name="ro1">
          <table:table-cell table:number-columns-repeated="2" table:style-name="ce36" office:value-type="string" calcext:value-type="string">
            <text:p>Maricene Costa 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ailarina</text:p>
          </table:table-cell>
          <table:table-cell office:value-type="string" calcext:value-type="string">
            <text:p>Composição de Irene Portela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Rosa Maria </text:p>
          </table:table-cell>
          <table:table-cell office:value-type="string" calcext:value-type="string">
            <text:p>Vagando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orboleta Amarela</text:p>
          </table:table-cell>
          <table:table-cell office:value-type="string" calcext:value-type="string">
            <text:p>Composição de Irene Portela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number-columns-repeated="2" table:style-name="ce36" office:value-type="string" calcext:value-type="string">
            <text:p>Ana de Hollanda 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Três Marias</text:p>
          </table:table-cell>
          <table:table-cell office:value-type="string" calcext:value-type="string">
            <text:p>Composição de Irene Portela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number-columns-repeated="2" table:style-name="ce36" office:value-type="string" calcext:value-type="string">
            <text:p>Ana de Hollanda 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iranda</text:p>
          </table:table-cell>
          <table:table-cell office:value-type="string" calcext:value-type="string">
            <text:p>Composição de Irene Portela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Chico Maranhão </text:p>
          </table:table-cell>
          <table:table-cell table:style-name="ce36" office:value-type="string" calcext:value-type="string">
            <text:p>Fonte Nova 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/>
          <table:table-cell office:value-type="string" calcext:value-type="string">
            <text:p>Participação no corô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Déo Lopes </text:p>
          </table:table-cell>
          <table:table-cell office:value-type="string" calcext:value-type="string">
            <text:p>Voar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ia de Festa </text:p>
          </table:table-cell>
          <table:table-cell office:value-type="string" calcext:value-type="string">
            <text:p>Composição de Irene Portela</text:p>
          </table:table-cell>
          <table:table-cell table:style-name="ce44" office:value-type="string" calcext:value-type="string">
            <text:p>Talvez (caro)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Eliana Estevão </text:p>
          </table:table-cell>
          <table:table-cell table:style-name="ce36" office:value-type="string" calcext:value-type="string">
            <text:p>Bailarin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ailarina</text:p>
          </table:table-cell>
          <table:table-cell office:value-type="string" calcext:value-type="string">
            <text:p>Composição e participação de Irene Portela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Eliana Estevão </text:p>
          </table:table-cell>
          <table:table-cell table:style-name="ce36" office:value-type="string" calcext:value-type="string">
            <text:p>Bailarin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Composição e participação de Irene Portela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Carlos Pita </text:p>
          </table:table-cell>
          <table:table-cell office:value-type="string" calcext:value-type="string">
            <text:p>Coração de Índio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sa das Flautas</text:p>
          </table:table-cell>
          <table:table-cell office:value-type="string" calcext:value-type="string">
            <text:p>Voz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Vários</text:p>
          </table:table-cell>
          <table:table-cell table:style-name="ce36" office:value-type="string" calcext:value-type="string">
            <text:p>Tributo a Marcus Pereira 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e Terezina à São Luiz</text:p>
          </table:table-cell>
          <table:table-cell office:value-type="string" calcext:value-type="string">
            <text:p>Composição de João do Vale e voz de Irene Portela</text:p>
          </table:table-cell>
          <table:table-cell table:style-name="ce42" office:value-type="string" calcext:value-type="string">
            <text:p>Comprado</text:p>
          </table:table-cell>
          <table:table-cell office:value-type="string" calcext:value-type="string">
            <text:p><text:a xlink:href="https://www.youtube.com/watch?v=DYIIjUBPZNA&amp;feature=youtu.be&amp;t=358" xlink:type="simple">https://www.youtube.com/watch?v=DYIIjUBPZNA&amp;feature=youtu.be&amp;t=358</text:a>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Vários</text:p>
          </table:table-cell>
          <table:table-cell table:style-name="ce36" office:value-type="string" calcext:value-type="string">
            <text:p>História da MPB, João do Vale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Passarinho</text:p>
          </table:table-cell>
          <table:table-cell office:value-type="string" calcext:value-type="string">
            <text:p>Voz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Terrámerica </text:p>
          </table:table-cell>
          <table:table-cell table:style-name="ce36" office:value-type="string" calcext:value-type="string">
            <text:p>Arapuê 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Folha Verde</text:p>
          </table:table-cell>
          <table:table-cell office:value-type="string" calcext:value-type="string">
            <text:p>Composição de Irene Portela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Déo Lopes </text:p>
          </table:table-cell>
          <table:table-cell table:style-name="ce36" office:value-type="string" calcext:value-type="string">
            <text:p>Relação Natural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Pacífica II</text:p>
          </table:table-cell>
          <table:table-cell office:value-type="string" calcext:value-type="string">
            <text:p>Composição de Irene Portela e Déo Lopes</text:p>
          </table:table-cell>
          <table:table-cell table:style-name="ce44" office:value-type="string" calcext:value-type="string">
            <text:p>Talvez (caro)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João Bá </text:p>
          </table:table-cell>
          <table:table-cell table:style-name="ce36" office:value-type="string" calcext:value-type="string">
            <text:p>Carrancas 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Rede de Varanda</text:p>
          </table:table-cell>
          <table:table-cell office:value-type="string" calcext:value-type="string">
            <text:p>Voz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João Bá </text:p>
          </table:table-cell>
          <table:table-cell table:style-name="ce36" office:value-type="string" calcext:value-type="string">
            <text:p>Carrancas 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adainha de Canudos</text:p>
          </table:table-cell>
          <table:table-cell office:value-type="string" calcext:value-type="string">
            <text:p>Voz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Déo Lopes </text:p>
          </table:table-cell>
          <table:table-cell table:style-name="ce36" office:value-type="string" calcext:value-type="string">
            <text:p>Noite Cheia de Estrelas 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LP</text:p>
          </table:table-cell>
          <table:table-cell table:style-name="ce36" office:value-type="string" calcext:value-type="string">
            <text:p>As Três Estrelas </text:p>
          </table:table-cell>
          <table:table-cell office:value-type="string" calcext:value-type="string">
            <text:p>Composição de Irene Portela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Oswaldinho Viana </text:p>
          </table:table-cell>
          <table:table-cell table:style-name="ce36" office:value-type="string" calcext:value-type="string">
            <text:p>São Sebastião do Tijuco Preto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CD</text:p>
          </table:table-cell>
          <table:table-cell table:style-name="ce36" office:value-type="string" calcext:value-type="string">
            <text:p>Pau Ferro </text:p>
          </table:table-cell>
          <table:table-cell table:style-name="ce36" office:value-type="string" calcext:value-type="string">
            <text:p>Composição de Irene Portela e Alzira Espindula</text:p>
          </table:table-cell>
          <table:table-cell table:style-name="ce45" office:value-type="string" calcext:value-type="string">
            <text:p>Nã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Katya Teixeira </text:p>
          </table:table-cell>
          <table:table-cell table:style-name="ce36" office:value-type="string" calcext:value-type="string">
            <text:p>Katxerê 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D</text:p>
          </table:table-cell>
          <table:table-cell table:style-name="ce36" office:value-type="string" calcext:value-type="string">
            <text:p>Dia de Festa </text:p>
          </table:table-cell>
          <table:table-cell office:value-type="string" calcext:value-type="string">
            <text:p>Composição de Irene Portela</text:p>
          </table:table-cell>
          <table:table-cell table:style-name="ce44" office:value-type="string" calcext:value-type="string">
            <text:p>Talvez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Paulo Lepetit</text:p>
          </table:table-cell>
          <table:table-cell table:style-name="ce38" office:value-type="string" calcext:value-type="string">
            <text:p>Saculeja</text:p>
          </table:table-cell>
          <table:table-cell table:style-name="ce41" office:value-type="float" office:value="1998" calcext:value-type="float">
            <text:p>1998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alomares</text:p>
          </table:table-cell>
          <table:table-cell table:style-name="ce38" office:value-type="string" calcext:value-type="string">
            <text:p>Composição de Irene Portela e Paulo Lepetit</text:p>
          </table:table-cell>
          <table:table-cell table:style-name="ce44" office:value-type="string" calcext:value-type="string">
            <text:p>Talvez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Déo Lopes </text:p>
          </table:table-cell>
          <table:table-cell table:style-name="ce36" office:value-type="string" calcext:value-type="string">
            <text:p>Tesouros da Terra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ia de Festa </text:p>
          </table:table-cell>
          <table:table-cell office:value-type="string" calcext:value-type="string">
            <text:p>Composição de Irene Portela</text:p>
          </table:table-cell>
          <table:table-cell table:style-name="ce45" office:value-type="string" calcext:value-type="string">
            <text:p>Nã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Mazé </text:p>
          </table:table-cell>
          <table:table-cell table:style-name="ce36" office:value-type="string" calcext:value-type="string">
            <text:p>Nascente 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h! Beleza</text:p>
          </table:table-cell>
          <table:table-cell office:value-type="string" calcext:value-type="string">
            <text:p>Composição de Irene Portela</text:p>
          </table:table-cell>
          <table:table-cell table:style-name="ce45" office:value-type="string" calcext:value-type="string">
            <text:p>Não encont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Mazé </text:p>
          </table:table-cell>
          <table:table-cell table:style-name="ce36" office:value-type="string" calcext:value-type="string">
            <text:p>Nascente 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edra Grande</text:p>
          </table:table-cell>
          <table:table-cell office:value-type="string" calcext:value-type="string">
            <text:p>Composição de Irene Portela</text:p>
          </table:table-cell>
          <table:table-cell table:style-name="ce45" office:value-type="string" calcext:value-type="string">
            <text:p>Não encontrado</text:p>
          </table:table-cell>
          <table:table-cell table:number-columns-repeated="1016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bs" table:style-name="ta1">
        <table:table-column table:style-name="co11" table:number-columns-repeated="2" table:default-cell-style-name="Default"/>
        <table:table-row table:style-name="ro1">
          <table:table-cell table:style-name="ce23" office:value-type="string" calcext:value-type="string">
            <text:p>Sobre</text:p>
          </table:table-cell>
          <table:table-cell table:style-name="ce23"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1959 pra baixo tem referências, mas já não são da artista Irene Portela, e sim algumas outras socialites do Rio, passista de escola de samba e uma outra senhora que recebeu cargo público, entre outras.</text:p>
          </table:table-cell>
        </table:table-row>
        <table:table-row table:style-name="ro1">
          <table:table-cell office:value-type="string" calcext:value-type="string">
            <text:p>Acervo da Folha de S. Paulo</text:p>
          </table:table-cell>
          <table:table-cell office:value-type="string" calcext:value-type="string">
            <text:p>Pesquisa a partir de 1960</text:p>
          </table:table-cell>
        </table:table-row>
        <table:table-row table:style-name="ro1">
          <table:table-cell office:value-type="string" calcext:value-type="string">
            <text:p>Acervo da Folha de S. Paulo</text:p>
          </table:table-cell>
          <table:table-cell office:value-type="string" calcext:value-type="string">
            <text:p>Resultados a partir de 1973</text:p>
          </table:table-cell>
        </table:table-row>
        <table:table-row table:style-name="ro1">
          <table:table-cell office:value-type="string" calcext:value-type="string">
            <text:p>Acervo da Folha de S. Paulo</text:p>
          </table:table-cell>
          <table:table-cell office:value-type="string" calcext:value-type="string">
            <text:p>Tem um gap de 86 até 1998</text:p>
          </table:table-cell>
        </table:table-row>
        <table:table-row table:style-name="ro1">
          <table:table-cell office:value-type="string" calcext:value-type="string">
            <text:p>Acervo da Folha de S. Paulo</text:p>
          </table:table-cell>
          <table:table-cell office:value-type="string" calcext:value-type="string">
            <text:p>Mapeados 73-2000</text:p>
          </table:table-cell>
        </table:table-row>
        <table:table-row table:style-name="ro1">
          <table:table-cell office:value-type="string" calcext:value-type="string">
            <text:p>Teatro Sesc de São João do Meiriti</text:p>
          </table:table-cell>
          <table:table-cell office:value-type="string" calcext:value-type="string">
            <text:p>Nos anuncios, o endereço é Rua Tenente Manuel Alvarenga Ribeiro 66, o nome da rua mudou para Av. Automóvel Clube 66</text:p>
          </table:table-cell>
        </table:table-row>
        <table:table-row table:style-name="ro1">
          <table:table-cell office:value-type="string" calcext:value-type="string">
            <text:p>Sala Funarte Sidney Miller</text:p>
          </table:table-cell>
          <table:table-cell office:value-type="string" calcext:value-type="string">
            <text:p>Nos anuncios, o endereço é Rua Araujo Porto Alegre 80, a numeração está errada talvez porque tenha sido alterada, de qualquer forma, a entrada do teatro dica na Rua da Imprensa 16</text:p>
          </table:table-cell>
        </table:table-row>
      </table:table>
      <table:named-expressions/>
      <table:database-ranges>
        <table:database-range table:name="__Anonymous_Sheet_DB__0" table:target-range-address="Recortes.A1:Recortes.N35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Catálogo.A1:Catálogo.H26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 style:data-style-name="N2" text:time-value="17:09:45.1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1T17:11:02.469000000</dc:date>
    <meta:editing-duration>PT6H34M21S</meta:editing-duration>
    <meta:editing-cycles>54</meta:editing-cycles>
    <meta:generator>LibreOffice/6.2.0.3$Windows_X86_64 LibreOffice_project/98c6a8a1c6c7b144ce3cc729e34964b47ce25d62</meta:generator>
    <meta:document-statistic meta:table-count="3" meta:cell-count="4758" meta:object-count="0"/>
  </office:meta>
</office:document-meta>
</file>